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B00000022010C8227359F1115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" svg:font-family="'Courier New'"/>
    <style:font-face style:name="Palatino Linotype1" svg:font-family="'Palatino Linotype'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Anforderungen" style:family="table" style:master-page-name="">
      <style:table-properties style:width="10.4938in" style:page-number="auto" fo:break-before="auto" fo:break-after="auto" table:align="right" fo:background-color="transparent" style:shadow="none" fo:keep-with-next="auto" style:may-break-between-rows="true" style:writing-mode="page">
        <style:background-image/>
      </style:table-properties>
    </style:style>
    <style:style style:name="Anforderungen.A" style:family="table-column">
      <style:table-column-properties style:column-width="1.941in"/>
    </style:style>
    <style:style style:name="Anforderungen.B" style:family="table-column">
      <style:table-column-properties style:column-width="2.8125in"/>
    </style:style>
    <style:style style:name="Anforderungen.C" style:family="table-column">
      <style:table-column-properties style:column-width="0.9097in"/>
    </style:style>
    <style:style style:name="Anforderungen.D" style:family="table-column">
      <style:table-column-properties style:column-width="1.0507in"/>
    </style:style>
    <style:style style:name="Anforderungen.E" style:family="table-column">
      <style:table-column-properties style:column-width="1.1083in"/>
    </style:style>
    <style:style style:name="Anforderungen.G" style:family="table-column">
      <style:table-column-properties style:column-width="1.6208in"/>
    </style:style>
    <style:style style:name="Anforderungen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nforderungen.G1" style:family="table-cell">
      <style:table-cell-properties fo:background-color="#dddddd" fo:padding="0.0382in" fo:border="0.05pt solid #000000">
        <style:background-image/>
      </style:table-cell-properties>
    </style:style>
    <style:style style:name="Anforderungen.A2" style:family="table-cell">
      <style:table-cell-properties fo:padding="0.0382in" fo:border-left="0.05pt solid #000000" fo:border-right="none" fo:border-top="none" fo:border-bottom="0.05pt solid #000000"/>
    </style:style>
    <style:style style:name="Anforderungen.B2" style:family="table-cell">
      <style:table-cell-properties fo:padding="0.0382in" fo:border-left="0.05pt solid #000000" fo:border-right="none" fo:border-top="none" fo:border-bottom="0.05pt solid #000000"/>
    </style:style>
    <style:style style:name="Anforderungen.C2" style:family="table-cell">
      <style:table-cell-properties fo:padding="0.0382in" fo:border-left="0.05pt solid #000000" fo:border-right="none" fo:border-top="none" fo:border-bottom="0.05pt solid #000000"/>
    </style:style>
    <style:style style:name="Anforderungen.D2" style:family="table-cell">
      <style:table-cell-properties fo:padding="0.0382in" fo:border-left="0.05pt solid #000000" fo:border-right="none" fo:border-top="none" fo:border-bottom="0.05pt solid #000000"/>
    </style:style>
    <style:style style:name="Anforderungen.E2" style:family="table-cell">
      <style:table-cell-properties fo:padding="0.0382in" fo:border-left="0.05pt solid #000000" fo:border-right="none" fo:border-top="none" fo:border-bottom="0.05pt solid #000000"/>
    </style:style>
    <style:style style:name="Anforderungen.F2" style:family="table-cell">
      <style:table-cell-properties fo:padding="0.0382in" fo:border-left="0.05pt solid #000000" fo:border-right="none" fo:border-top="none" fo:border-bottom="0.05pt solid #000000"/>
    </style:style>
    <style:style style:name="Anforderungen.G2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nforderungen.A4" style:family="table-cell">
      <style:table-cell-properties fo:padding="0.0382in" fo:border-left="0.05pt solid #000000" fo:border-right="none" fo:border-top="none" fo:border-bottom="0.05pt solid #000000"/>
    </style:style>
    <style:style style:name="Anforderungen.B4" style:family="table-cell">
      <style:table-cell-properties fo:padding="0.0382in" fo:border-left="0.05pt solid #000000" fo:border-right="none" fo:border-top="none" fo:border-bottom="0.05pt solid #000000"/>
    </style:style>
    <style:style style:name="Anforderungen.C4" style:family="table-cell">
      <style:table-cell-properties fo:padding="0.0382in" fo:border-left="0.05pt solid #000000" fo:border-right="none" fo:border-top="none" fo:border-bottom="0.05pt solid #000000"/>
    </style:style>
    <style:style style:name="Anforderungen.D4" style:family="table-cell">
      <style:table-cell-properties fo:padding="0.0382in" fo:border-left="0.05pt solid #000000" fo:border-right="none" fo:border-top="none" fo:border-bottom="0.05pt solid #000000"/>
    </style:style>
    <style:style style:name="Anforderungen.E4" style:family="table-cell">
      <style:table-cell-properties fo:padding="0.0382in" fo:border-left="0.05pt solid #000000" fo:border-right="none" fo:border-top="none" fo:border-bottom="0.05pt solid #000000"/>
    </style:style>
    <style:style style:name="Anforderungen.F4" style:family="table-cell">
      <style:table-cell-properties fo:padding="0.0382in" fo:border-left="0.05pt solid #000000" fo:border-right="none" fo:border-top="none" fo:border-bottom="0.05pt solid #000000"/>
    </style:style>
    <style:style style:name="Anforderungen.G4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5" style:family="table-cell">
      <style:table-cell-properties fo:padding="0.0382in" fo:border-left="0.05pt solid #000000" fo:border-right="none" fo:border-top="none" fo:border-bottom="0.05pt solid #000000"/>
    </style:style>
    <style:style style:name="Anforderungen.B5" style:family="table-cell">
      <style:table-cell-properties fo:padding="0.0382in" fo:border-left="0.05pt solid #000000" fo:border-right="none" fo:border-top="none" fo:border-bottom="0.05pt solid #000000"/>
    </style:style>
    <style:style style:name="Anforderungen.C5" style:family="table-cell">
      <style:table-cell-properties fo:padding="0.0382in" fo:border-left="0.05pt solid #000000" fo:border-right="none" fo:border-top="none" fo:border-bottom="0.05pt solid #000000"/>
    </style:style>
    <style:style style:name="Anforderungen.D5" style:family="table-cell">
      <style:table-cell-properties fo:padding="0.0382in" fo:border-left="0.05pt solid #000000" fo:border-right="none" fo:border-top="none" fo:border-bottom="0.05pt solid #000000"/>
    </style:style>
    <style:style style:name="Anforderungen.E5" style:family="table-cell">
      <style:table-cell-properties fo:padding="0.0382in" fo:border-left="0.05pt solid #000000" fo:border-right="none" fo:border-top="none" fo:border-bottom="0.05pt solid #000000"/>
    </style:style>
    <style:style style:name="Anforderungen.F5" style:family="table-cell">
      <style:table-cell-properties fo:padding="0.0382in" fo:border-left="0.05pt solid #000000" fo:border-right="none" fo:border-top="none" fo:border-bottom="0.05pt solid #000000"/>
    </style:style>
    <style:style style:name="Anforderungen.G5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6" style:family="table-cell">
      <style:table-cell-properties fo:padding="0.0382in" fo:border-left="0.05pt solid #000000" fo:border-right="none" fo:border-top="none" fo:border-bottom="0.05pt solid #000000"/>
    </style:style>
    <style:style style:name="Anforderungen.B6" style:family="table-cell">
      <style:table-cell-properties fo:padding="0.0382in" fo:border-left="0.05pt solid #000000" fo:border-right="none" fo:border-top="none" fo:border-bottom="0.05pt solid #000000"/>
    </style:style>
    <style:style style:name="Anforderungen.C6" style:family="table-cell">
      <style:table-cell-properties fo:padding="0.0382in" fo:border-left="0.05pt solid #000000" fo:border-right="none" fo:border-top="none" fo:border-bottom="0.05pt solid #000000"/>
    </style:style>
    <style:style style:name="Anforderungen.D6" style:family="table-cell">
      <style:table-cell-properties fo:padding="0.0382in" fo:border-left="0.05pt solid #000000" fo:border-right="none" fo:border-top="none" fo:border-bottom="0.05pt solid #000000"/>
    </style:style>
    <style:style style:name="Anforderungen.E6" style:family="table-cell">
      <style:table-cell-properties fo:padding="0.0382in" fo:border-left="0.05pt solid #000000" fo:border-right="none" fo:border-top="none" fo:border-bottom="0.05pt solid #000000"/>
    </style:style>
    <style:style style:name="Anforderungen.F6" style:family="table-cell">
      <style:table-cell-properties fo:padding="0.0382in" fo:border-left="0.05pt solid #000000" fo:border-right="none" fo:border-top="none" fo:border-bottom="0.05pt solid #000000"/>
    </style:style>
    <style:style style:name="Anforderungen.G6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7" style:family="table-row">
      <style:table-row-properties fo:background-color="transparent" fo:keep-together="auto">
        <style:background-image/>
      </style:table-row-properties>
    </style:style>
    <style:style style:name="Anforderungen.A7" style:family="table-cell">
      <style:table-cell-properties style:vertical-align="" fo:background-color="#eeeeee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forderungen.A8" style:family="table-cell">
      <style:table-cell-properties fo:padding="0.0382in" fo:border-left="0.05pt solid #000000" fo:border-right="none" fo:border-top="none" fo:border-bottom="0.05pt solid #000000"/>
    </style:style>
    <style:style style:name="Anforderungen.B8" style:family="table-cell">
      <style:table-cell-properties fo:padding="0.0382in" fo:border-left="0.05pt solid #000000" fo:border-right="none" fo:border-top="none" fo:border-bottom="0.05pt solid #000000"/>
    </style:style>
    <style:style style:name="Anforderungen.C8" style:family="table-cell">
      <style:table-cell-properties fo:padding="0.0382in" fo:border-left="0.05pt solid #000000" fo:border-right="none" fo:border-top="none" fo:border-bottom="0.05pt solid #000000"/>
    </style:style>
    <style:style style:name="Anforderungen.D8" style:family="table-cell">
      <style:table-cell-properties fo:padding="0.0382in" fo:border-left="0.05pt solid #000000" fo:border-right="none" fo:border-top="none" fo:border-bottom="0.05pt solid #000000"/>
    </style:style>
    <style:style style:name="Anforderungen.E8" style:family="table-cell">
      <style:table-cell-properties fo:padding="0.0382in" fo:border-left="0.05pt solid #000000" fo:border-right="none" fo:border-top="none" fo:border-bottom="0.05pt solid #000000"/>
    </style:style>
    <style:style style:name="Anforderungen.F8" style:family="table-cell">
      <style:table-cell-properties fo:padding="0.0382in" fo:border-left="0.05pt solid #000000" fo:border-right="none" fo:border-top="none" fo:border-bottom="0.05pt solid #000000"/>
    </style:style>
    <style:style style:name="Anforderungen.G8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9" style:family="table-cell">
      <style:table-cell-properties fo:padding="0.0382in" fo:border-left="0.05pt solid #000000" fo:border-right="none" fo:border-top="none" fo:border-bottom="0.05pt solid #000000"/>
    </style:style>
    <style:style style:name="Anforderungen.B9" style:family="table-cell">
      <style:table-cell-properties fo:padding="0.0382in" fo:border-left="0.05pt solid #000000" fo:border-right="none" fo:border-top="none" fo:border-bottom="0.05pt solid #000000"/>
    </style:style>
    <style:style style:name="Anforderungen.C9" style:family="table-cell">
      <style:table-cell-properties fo:padding="0.0382in" fo:border-left="0.05pt solid #000000" fo:border-right="none" fo:border-top="none" fo:border-bottom="0.05pt solid #000000"/>
    </style:style>
    <style:style style:name="Anforderungen.D9" style:family="table-cell">
      <style:table-cell-properties fo:padding="0.0382in" fo:border-left="0.05pt solid #000000" fo:border-right="none" fo:border-top="none" fo:border-bottom="0.05pt solid #000000"/>
    </style:style>
    <style:style style:name="Anforderungen.E9" style:family="table-cell">
      <style:table-cell-properties fo:padding="0.0382in" fo:border-left="0.05pt solid #000000" fo:border-right="none" fo:border-top="none" fo:border-bottom="0.05pt solid #000000"/>
    </style:style>
    <style:style style:name="Anforderungen.F9" style:family="table-cell">
      <style:table-cell-properties fo:padding="0.0382in" fo:border-left="0.05pt solid #000000" fo:border-right="none" fo:border-top="none" fo:border-bottom="0.05pt solid #000000"/>
    </style:style>
    <style:style style:name="Anforderungen.G9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1" style:family="table-cell">
      <style:table-cell-properties fo:padding="0.0382in" fo:border-left="0.05pt solid #000000" fo:border-right="none" fo:border-top="none" fo:border-bottom="0.05pt solid #000000"/>
    </style:style>
    <style:style style:name="Anforderungen.B11" style:family="table-cell">
      <style:table-cell-properties fo:padding="0.0382in" fo:border-left="0.05pt solid #000000" fo:border-right="none" fo:border-top="none" fo:border-bottom="0.05pt solid #000000"/>
    </style:style>
    <style:style style:name="Anforderungen.C11" style:family="table-cell">
      <style:table-cell-properties fo:padding="0.0382in" fo:border-left="0.05pt solid #000000" fo:border-right="none" fo:border-top="none" fo:border-bottom="0.05pt solid #000000"/>
    </style:style>
    <style:style style:name="Anforderungen.D11" style:family="table-cell">
      <style:table-cell-properties fo:padding="0.0382in" fo:border-left="0.05pt solid #000000" fo:border-right="none" fo:border-top="none" fo:border-bottom="0.05pt solid #000000"/>
    </style:style>
    <style:style style:name="Anforderungen.E11" style:family="table-cell">
      <style:table-cell-properties fo:padding="0.0382in" fo:border-left="0.05pt solid #000000" fo:border-right="none" fo:border-top="none" fo:border-bottom="0.05pt solid #000000"/>
    </style:style>
    <style:style style:name="Anforderungen.F11" style:family="table-cell">
      <style:table-cell-properties fo:padding="0.0382in" fo:border-left="0.05pt solid #000000" fo:border-right="none" fo:border-top="none" fo:border-bottom="0.05pt solid #000000"/>
    </style:style>
    <style:style style:name="Anforderungen.G11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2" style:family="table-cell">
      <style:table-cell-properties fo:padding="0.0382in" fo:border-left="0.05pt solid #000000" fo:border-right="none" fo:border-top="none" fo:border-bottom="0.05pt solid #000000"/>
    </style:style>
    <style:style style:name="Anforderungen.B12" style:family="table-cell">
      <style:table-cell-properties fo:padding="0.0382in" fo:border-left="0.05pt solid #000000" fo:border-right="none" fo:border-top="none" fo:border-bottom="0.05pt solid #000000"/>
    </style:style>
    <style:style style:name="Anforderungen.C12" style:family="table-cell">
      <style:table-cell-properties fo:padding="0.0382in" fo:border-left="0.05pt solid #000000" fo:border-right="none" fo:border-top="none" fo:border-bottom="0.05pt solid #000000"/>
    </style:style>
    <style:style style:name="Anforderungen.D12" style:family="table-cell">
      <style:table-cell-properties fo:padding="0.0382in" fo:border-left="0.05pt solid #000000" fo:border-right="none" fo:border-top="none" fo:border-bottom="0.05pt solid #000000"/>
    </style:style>
    <style:style style:name="Anforderungen.E12" style:family="table-cell">
      <style:table-cell-properties fo:padding="0.0382in" fo:border-left="0.05pt solid #000000" fo:border-right="none" fo:border-top="none" fo:border-bottom="0.05pt solid #000000"/>
    </style:style>
    <style:style style:name="Anforderungen.F12" style:family="table-cell">
      <style:table-cell-properties fo:padding="0.0382in" fo:border-left="0.05pt solid #000000" fo:border-right="none" fo:border-top="none" fo:border-bottom="0.05pt solid #000000"/>
    </style:style>
    <style:style style:name="Anforderungen.G12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3" style:family="table-cell">
      <style:table-cell-properties fo:padding="0.0382in" fo:border-left="0.05pt solid #000000" fo:border-right="none" fo:border-top="none" fo:border-bottom="0.05pt solid #000000"/>
    </style:style>
    <style:style style:name="Anforderungen.B13" style:family="table-cell">
      <style:table-cell-properties fo:padding="0.0382in" fo:border-left="0.05pt solid #000000" fo:border-right="none" fo:border-top="none" fo:border-bottom="0.05pt solid #000000"/>
    </style:style>
    <style:style style:name="Anforderungen.C13" style:family="table-cell">
      <style:table-cell-properties fo:padding="0.0382in" fo:border-left="0.05pt solid #000000" fo:border-right="none" fo:border-top="none" fo:border-bottom="0.05pt solid #000000"/>
    </style:style>
    <style:style style:name="Anforderungen.D13" style:family="table-cell">
      <style:table-cell-properties fo:padding="0.0382in" fo:border-left="0.05pt solid #000000" fo:border-right="none" fo:border-top="none" fo:border-bottom="0.05pt solid #000000"/>
    </style:style>
    <style:style style:name="Anforderungen.E13" style:family="table-cell">
      <style:table-cell-properties fo:padding="0.0382in" fo:border-left="0.05pt solid #000000" fo:border-right="none" fo:border-top="none" fo:border-bottom="0.05pt solid #000000"/>
    </style:style>
    <style:style style:name="Anforderungen.F13" style:family="table-cell">
      <style:table-cell-properties fo:padding="0.0382in" fo:border-left="0.05pt solid #000000" fo:border-right="none" fo:border-top="none" fo:border-bottom="0.05pt solid #000000"/>
    </style:style>
    <style:style style:name="Anforderungen.G13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5" style:family="table-cell">
      <style:table-cell-properties fo:padding="0.0382in" fo:border-left="0.05pt solid #000000" fo:border-right="none" fo:border-top="none" fo:border-bottom="0.05pt solid #000000"/>
    </style:style>
    <style:style style:name="Anforderungen.B15" style:family="table-cell">
      <style:table-cell-properties fo:padding="0.0382in" fo:border-left="0.05pt solid #000000" fo:border-right="none" fo:border-top="none" fo:border-bottom="0.05pt solid #000000"/>
    </style:style>
    <style:style style:name="Anforderungen.C15" style:family="table-cell">
      <style:table-cell-properties fo:padding="0.0382in" fo:border-left="0.05pt solid #000000" fo:border-right="none" fo:border-top="none" fo:border-bottom="0.05pt solid #000000"/>
    </style:style>
    <style:style style:name="Anforderungen.D15" style:family="table-cell">
      <style:table-cell-properties fo:padding="0.0382in" fo:border-left="0.05pt solid #000000" fo:border-right="none" fo:border-top="none" fo:border-bottom="0.05pt solid #000000"/>
    </style:style>
    <style:style style:name="Anforderungen.E15" style:family="table-cell">
      <style:table-cell-properties fo:padding="0.0382in" fo:border-left="0.05pt solid #000000" fo:border-right="none" fo:border-top="none" fo:border-bottom="0.05pt solid #000000"/>
    </style:style>
    <style:style style:name="Anforderungen.F15" style:family="table-cell">
      <style:table-cell-properties fo:padding="0.0382in" fo:border-left="0.05pt solid #000000" fo:border-right="none" fo:border-top="none" fo:border-bottom="0.05pt solid #000000"/>
    </style:style>
    <style:style style:name="Anforderungen.G15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6" style:family="table-cell">
      <style:table-cell-properties fo:padding="0.0382in" fo:border-left="0.05pt solid #000000" fo:border-right="none" fo:border-top="none" fo:border-bottom="0.05pt solid #000000"/>
    </style:style>
    <style:style style:name="Anforderungen.B16" style:family="table-cell">
      <style:table-cell-properties fo:padding="0.0382in" fo:border-left="0.05pt solid #000000" fo:border-right="none" fo:border-top="none" fo:border-bottom="0.05pt solid #000000"/>
    </style:style>
    <style:style style:name="Anforderungen.C16" style:family="table-cell">
      <style:table-cell-properties fo:padding="0.0382in" fo:border-left="0.05pt solid #000000" fo:border-right="none" fo:border-top="none" fo:border-bottom="0.05pt solid #000000"/>
    </style:style>
    <style:style style:name="Anforderungen.D16" style:family="table-cell">
      <style:table-cell-properties fo:padding="0.0382in" fo:border-left="0.05pt solid #000000" fo:border-right="none" fo:border-top="none" fo:border-bottom="0.05pt solid #000000"/>
    </style:style>
    <style:style style:name="Anforderungen.E16" style:family="table-cell">
      <style:table-cell-properties fo:padding="0.0382in" fo:border-left="0.05pt solid #000000" fo:border-right="none" fo:border-top="none" fo:border-bottom="0.05pt solid #000000"/>
    </style:style>
    <style:style style:name="Anforderungen.F16" style:family="table-cell">
      <style:table-cell-properties fo:padding="0.0382in" fo:border-left="0.05pt solid #000000" fo:border-right="none" fo:border-top="none" fo:border-bottom="0.05pt solid #000000"/>
    </style:style>
    <style:style style:name="Anforderungen.G16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7" style:family="table-cell">
      <style:table-cell-properties fo:padding="0.0382in" fo:border-left="0.05pt solid #000000" fo:border-right="none" fo:border-top="none" fo:border-bottom="0.05pt solid #000000"/>
    </style:style>
    <style:style style:name="Anforderungen.B17" style:family="table-cell">
      <style:table-cell-properties fo:padding="0.0382in" fo:border-left="0.05pt solid #000000" fo:border-right="none" fo:border-top="none" fo:border-bottom="0.05pt solid #000000"/>
    </style:style>
    <style:style style:name="Anforderungen.C17" style:family="table-cell">
      <style:table-cell-properties fo:padding="0.0382in" fo:border-left="0.05pt solid #000000" fo:border-right="none" fo:border-top="none" fo:border-bottom="0.05pt solid #000000"/>
    </style:style>
    <style:style style:name="Anforderungen.D17" style:family="table-cell">
      <style:table-cell-properties fo:padding="0.0382in" fo:border-left="0.05pt solid #000000" fo:border-right="none" fo:border-top="none" fo:border-bottom="0.05pt solid #000000"/>
    </style:style>
    <style:style style:name="Anforderungen.E17" style:family="table-cell">
      <style:table-cell-properties fo:padding="0.0382in" fo:border-left="0.05pt solid #000000" fo:border-right="none" fo:border-top="none" fo:border-bottom="0.05pt solid #000000"/>
    </style:style>
    <style:style style:name="Anforderungen.F17" style:family="table-cell">
      <style:table-cell-properties fo:padding="0.0382in" fo:border-left="0.05pt solid #000000" fo:border-right="none" fo:border-top="none" fo:border-bottom="0.05pt solid #000000"/>
    </style:style>
    <style:style style:name="Anforderungen.G17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9" style:family="table-cell">
      <style:table-cell-properties fo:padding="0.0382in" fo:border-left="0.05pt solid #000000" fo:border-right="none" fo:border-top="none" fo:border-bottom="0.05pt solid #000000"/>
    </style:style>
    <style:style style:name="Anforderungen.B19" style:family="table-cell">
      <style:table-cell-properties fo:padding="0.0382in" fo:border-left="0.05pt solid #000000" fo:border-right="none" fo:border-top="none" fo:border-bottom="0.05pt solid #000000"/>
    </style:style>
    <style:style style:name="Anforderungen.C19" style:family="table-cell">
      <style:table-cell-properties fo:padding="0.0382in" fo:border-left="0.05pt solid #000000" fo:border-right="none" fo:border-top="none" fo:border-bottom="0.05pt solid #000000"/>
    </style:style>
    <style:style style:name="Anforderungen.D19" style:family="table-cell">
      <style:table-cell-properties fo:padding="0.0382in" fo:border-left="0.05pt solid #000000" fo:border-right="none" fo:border-top="none" fo:border-bottom="0.05pt solid #000000"/>
    </style:style>
    <style:style style:name="Anforderungen.E19" style:family="table-cell">
      <style:table-cell-properties fo:padding="0.0382in" fo:border-left="0.05pt solid #000000" fo:border-right="none" fo:border-top="none" fo:border-bottom="0.05pt solid #000000"/>
    </style:style>
    <style:style style:name="Anforderungen.F19" style:family="table-cell">
      <style:table-cell-properties fo:padding="0.0382in" fo:border-left="0.05pt solid #000000" fo:border-right="none" fo:border-top="none" fo:border-bottom="0.05pt solid #000000"/>
    </style:style>
    <style:style style:name="Anforderungen.G19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0" style:family="table-cell">
      <style:table-cell-properties fo:padding="0.0382in" fo:border-left="0.05pt solid #000000" fo:border-right="none" fo:border-top="none" fo:border-bottom="0.05pt solid #000000"/>
    </style:style>
    <style:style style:name="Anforderungen.B20" style:family="table-cell">
      <style:table-cell-properties fo:padding="0.0382in" fo:border-left="0.05pt solid #000000" fo:border-right="none" fo:border-top="none" fo:border-bottom="0.05pt solid #000000"/>
    </style:style>
    <style:style style:name="Anforderungen.C20" style:family="table-cell">
      <style:table-cell-properties fo:padding="0.0382in" fo:border-left="0.05pt solid #000000" fo:border-right="none" fo:border-top="none" fo:border-bottom="0.05pt solid #000000"/>
    </style:style>
    <style:style style:name="Anforderungen.D20" style:family="table-cell">
      <style:table-cell-properties fo:padding="0.0382in" fo:border-left="0.05pt solid #000000" fo:border-right="none" fo:border-top="none" fo:border-bottom="0.05pt solid #000000"/>
    </style:style>
    <style:style style:name="Anforderungen.E20" style:family="table-cell">
      <style:table-cell-properties fo:padding="0.0382in" fo:border-left="0.05pt solid #000000" fo:border-right="none" fo:border-top="none" fo:border-bottom="0.05pt solid #000000"/>
    </style:style>
    <style:style style:name="Anforderungen.F20" style:family="table-cell">
      <style:table-cell-properties fo:padding="0.0382in" fo:border-left="0.05pt solid #000000" fo:border-right="none" fo:border-top="none" fo:border-bottom="0.05pt solid #000000"/>
    </style:style>
    <style:style style:name="Anforderungen.G20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2" style:family="table-cell">
      <style:table-cell-properties fo:padding="0.0382in" fo:border-left="0.05pt solid #000000" fo:border-right="none" fo:border-top="none" fo:border-bottom="0.05pt solid #000000"/>
    </style:style>
    <style:style style:name="Anforderungen.B22" style:family="table-cell">
      <style:table-cell-properties fo:padding="0.0382in" fo:border-left="0.05pt solid #000000" fo:border-right="none" fo:border-top="none" fo:border-bottom="0.05pt solid #000000"/>
    </style:style>
    <style:style style:name="Anforderungen.C22" style:family="table-cell">
      <style:table-cell-properties fo:padding="0.0382in" fo:border-left="0.05pt solid #000000" fo:border-right="none" fo:border-top="none" fo:border-bottom="0.05pt solid #000000"/>
    </style:style>
    <style:style style:name="Anforderungen.D22" style:family="table-cell">
      <style:table-cell-properties fo:padding="0.0382in" fo:border-left="0.05pt solid #000000" fo:border-right="none" fo:border-top="none" fo:border-bottom="0.05pt solid #000000"/>
    </style:style>
    <style:style style:name="Anforderungen.E22" style:family="table-cell">
      <style:table-cell-properties fo:padding="0.0382in" fo:border-left="0.05pt solid #000000" fo:border-right="none" fo:border-top="none" fo:border-bottom="0.05pt solid #000000"/>
    </style:style>
    <style:style style:name="Anforderungen.F22" style:family="table-cell">
      <style:table-cell-properties fo:padding="0.0382in" fo:border-left="0.05pt solid #000000" fo:border-right="none" fo:border-top="none" fo:border-bottom="0.05pt solid #000000"/>
    </style:style>
    <style:style style:name="Anforderungen.G22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3" style:family="table-cell">
      <style:table-cell-properties fo:padding="0.0382in" fo:border-left="0.05pt solid #000000" fo:border-right="none" fo:border-top="none" fo:border-bottom="0.05pt solid #000000"/>
    </style:style>
    <style:style style:name="Anforderungen.B23" style:family="table-cell">
      <style:table-cell-properties fo:padding="0.0382in" fo:border-left="0.05pt solid #000000" fo:border-right="none" fo:border-top="none" fo:border-bottom="0.05pt solid #000000"/>
    </style:style>
    <style:style style:name="Anforderungen.C23" style:family="table-cell">
      <style:table-cell-properties fo:padding="0.0382in" fo:border-left="0.05pt solid #000000" fo:border-right="none" fo:border-top="none" fo:border-bottom="0.05pt solid #000000"/>
    </style:style>
    <style:style style:name="Anforderungen.D23" style:family="table-cell">
      <style:table-cell-properties fo:padding="0.0382in" fo:border-left="0.05pt solid #000000" fo:border-right="none" fo:border-top="none" fo:border-bottom="0.05pt solid #000000"/>
    </style:style>
    <style:style style:name="Anforderungen.E23" style:family="table-cell">
      <style:table-cell-properties fo:padding="0.0382in" fo:border-left="0.05pt solid #000000" fo:border-right="none" fo:border-top="none" fo:border-bottom="0.05pt solid #000000"/>
    </style:style>
    <style:style style:name="Anforderungen.F23" style:family="table-cell">
      <style:table-cell-properties fo:padding="0.0382in" fo:border-left="0.05pt solid #000000" fo:border-right="none" fo:border-top="none" fo:border-bottom="0.05pt solid #000000"/>
    </style:style>
    <style:style style:name="Anforderungen.G23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5" style:family="table-cell">
      <style:table-cell-properties fo:padding="0.0382in" fo:border-left="0.05pt solid #000000" fo:border-right="none" fo:border-top="none" fo:border-bottom="0.05pt solid #000000"/>
    </style:style>
    <style:style style:name="Anforderungen.B25" style:family="table-cell">
      <style:table-cell-properties fo:padding="0.0382in" fo:border-left="0.05pt solid #000000" fo:border-right="none" fo:border-top="none" fo:border-bottom="0.05pt solid #000000"/>
    </style:style>
    <style:style style:name="Anforderungen.C25" style:family="table-cell">
      <style:table-cell-properties fo:padding="0.0382in" fo:border-left="0.05pt solid #000000" fo:border-right="none" fo:border-top="none" fo:border-bottom="0.05pt solid #000000"/>
    </style:style>
    <style:style style:name="Anforderungen.D25" style:family="table-cell">
      <style:table-cell-properties fo:padding="0.0382in" fo:border-left="0.05pt solid #000000" fo:border-right="none" fo:border-top="none" fo:border-bottom="0.05pt solid #000000"/>
    </style:style>
    <style:style style:name="Anforderungen.E25" style:family="table-cell">
      <style:table-cell-properties fo:padding="0.0382in" fo:border-left="0.05pt solid #000000" fo:border-right="none" fo:border-top="none" fo:border-bottom="0.05pt solid #000000"/>
    </style:style>
    <style:style style:name="Anforderungen.F25" style:family="table-cell">
      <style:table-cell-properties fo:padding="0.0382in" fo:border-left="0.05pt solid #000000" fo:border-right="none" fo:border-top="none" fo:border-bottom="0.05pt solid #000000"/>
    </style:style>
    <style:style style:name="Anforderungen.G25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6" style:family="table-cell">
      <style:table-cell-properties fo:padding="0.0382in" fo:border-left="0.05pt solid #000000" fo:border-right="none" fo:border-top="none" fo:border-bottom="0.05pt solid #000000"/>
    </style:style>
    <style:style style:name="Anforderungen.B26" style:family="table-cell">
      <style:table-cell-properties fo:padding="0.0382in" fo:border-left="0.05pt solid #000000" fo:border-right="none" fo:border-top="none" fo:border-bottom="0.05pt solid #000000"/>
    </style:style>
    <style:style style:name="Anforderungen.C26" style:family="table-cell">
      <style:table-cell-properties fo:padding="0.0382in" fo:border-left="0.05pt solid #000000" fo:border-right="none" fo:border-top="none" fo:border-bottom="0.05pt solid #000000"/>
    </style:style>
    <style:style style:name="Anforderungen.D26" style:family="table-cell">
      <style:table-cell-properties fo:padding="0.0382in" fo:border-left="0.05pt solid #000000" fo:border-right="none" fo:border-top="none" fo:border-bottom="0.05pt solid #000000"/>
    </style:style>
    <style:style style:name="Anforderungen.E26" style:family="table-cell">
      <style:table-cell-properties fo:padding="0.0382in" fo:border-left="0.05pt solid #000000" fo:border-right="none" fo:border-top="none" fo:border-bottom="0.05pt solid #000000"/>
    </style:style>
    <style:style style:name="Anforderungen.F26" style:family="table-cell">
      <style:table-cell-properties fo:padding="0.0382in" fo:border-left="0.05pt solid #000000" fo:border-right="none" fo:border-top="none" fo:border-bottom="0.05pt solid #000000"/>
    </style:style>
    <style:style style:name="Anforderungen.G26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7" style:family="table-cell">
      <style:table-cell-properties fo:padding="0.0382in" fo:border-left="0.05pt solid #000000" fo:border-right="none" fo:border-top="none" fo:border-bottom="0.05pt solid #000000"/>
    </style:style>
    <style:style style:name="Anforderungen.B27" style:family="table-cell">
      <style:table-cell-properties fo:padding="0.0382in" fo:border-left="0.05pt solid #000000" fo:border-right="none" fo:border-top="none" fo:border-bottom="0.05pt solid #000000"/>
    </style:style>
    <style:style style:name="Anforderungen.C27" style:family="table-cell">
      <style:table-cell-properties fo:padding="0.0382in" fo:border-left="0.05pt solid #000000" fo:border-right="none" fo:border-top="none" fo:border-bottom="0.05pt solid #000000"/>
    </style:style>
    <style:style style:name="Anforderungen.D27" style:family="table-cell">
      <style:table-cell-properties fo:padding="0.0382in" fo:border-left="0.05pt solid #000000" fo:border-right="none" fo:border-top="none" fo:border-bottom="0.05pt solid #000000"/>
    </style:style>
    <style:style style:name="Anforderungen.E27" style:family="table-cell">
      <style:table-cell-properties fo:padding="0.0382in" fo:border-left="0.05pt solid #000000" fo:border-right="none" fo:border-top="none" fo:border-bottom="0.05pt solid #000000"/>
    </style:style>
    <style:style style:name="Anforderungen.F27" style:family="table-cell">
      <style:table-cell-properties fo:padding="0.0382in" fo:border-left="0.05pt solid #000000" fo:border-right="none" fo:border-top="none" fo:border-bottom="0.05pt solid #000000"/>
    </style:style>
    <style:style style:name="Anforderungen.G27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9" style:family="table-cell">
      <style:table-cell-properties fo:padding="0.0382in" fo:border-left="0.05pt solid #000000" fo:border-right="none" fo:border-top="none" fo:border-bottom="0.05pt solid #000000"/>
    </style:style>
    <style:style style:name="Anforderungen.B29" style:family="table-cell">
      <style:table-cell-properties fo:padding="0.0382in" fo:border-left="0.05pt solid #000000" fo:border-right="none" fo:border-top="none" fo:border-bottom="0.05pt solid #000000"/>
    </style:style>
    <style:style style:name="Anforderungen.C29" style:family="table-cell">
      <style:table-cell-properties fo:padding="0.0382in" fo:border-left="0.05pt solid #000000" fo:border-right="none" fo:border-top="none" fo:border-bottom="0.05pt solid #000000"/>
    </style:style>
    <style:style style:name="Anforderungen.D29" style:family="table-cell">
      <style:table-cell-properties fo:padding="0.0382in" fo:border-left="0.05pt solid #000000" fo:border-right="none" fo:border-top="none" fo:border-bottom="0.05pt solid #000000"/>
    </style:style>
    <style:style style:name="Anforderungen.E29" style:family="table-cell">
      <style:table-cell-properties fo:padding="0.0382in" fo:border-left="0.05pt solid #000000" fo:border-right="none" fo:border-top="none" fo:border-bottom="0.05pt solid #000000"/>
    </style:style>
    <style:style style:name="Anforderungen.F29" style:family="table-cell">
      <style:table-cell-properties fo:padding="0.0382in" fo:border-left="0.05pt solid #000000" fo:border-right="none" fo:border-top="none" fo:border-bottom="0.05pt solid #000000"/>
    </style:style>
    <style:style style:name="Anforderungen.G29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1" style:family="table-cell">
      <style:table-cell-properties fo:padding="0.0382in" fo:border-left="0.05pt solid #000000" fo:border-right="none" fo:border-top="none" fo:border-bottom="0.05pt solid #000000"/>
    </style:style>
    <style:style style:name="Anforderungen.B31" style:family="table-cell">
      <style:table-cell-properties fo:padding="0.0382in" fo:border-left="0.05pt solid #000000" fo:border-right="none" fo:border-top="none" fo:border-bottom="0.05pt solid #000000"/>
    </style:style>
    <style:style style:name="Anforderungen.C31" style:family="table-cell">
      <style:table-cell-properties fo:padding="0.0382in" fo:border-left="0.05pt solid #000000" fo:border-right="none" fo:border-top="none" fo:border-bottom="0.05pt solid #000000"/>
    </style:style>
    <style:style style:name="Anforderungen.D31" style:family="table-cell">
      <style:table-cell-properties fo:padding="0.0382in" fo:border-left="0.05pt solid #000000" fo:border-right="none" fo:border-top="none" fo:border-bottom="0.05pt solid #000000"/>
    </style:style>
    <style:style style:name="Anforderungen.E31" style:family="table-cell">
      <style:table-cell-properties fo:padding="0.0382in" fo:border-left="0.05pt solid #000000" fo:border-right="none" fo:border-top="none" fo:border-bottom="0.05pt solid #000000"/>
    </style:style>
    <style:style style:name="Anforderungen.F31" style:family="table-cell">
      <style:table-cell-properties fo:padding="0.0382in" fo:border-left="0.05pt solid #000000" fo:border-right="none" fo:border-top="none" fo:border-bottom="0.05pt solid #000000"/>
    </style:style>
    <style:style style:name="Anforderungen.G31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3" style:family="table-cell">
      <style:table-cell-properties fo:padding="0.0382in" fo:border-left="0.05pt solid #000000" fo:border-right="none" fo:border-top="none" fo:border-bottom="0.05pt solid #000000"/>
    </style:style>
    <style:style style:name="Anforderungen.B33" style:family="table-cell">
      <style:table-cell-properties fo:padding="0.0382in" fo:border-left="0.05pt solid #000000" fo:border-right="none" fo:border-top="none" fo:border-bottom="0.05pt solid #000000"/>
    </style:style>
    <style:style style:name="Anforderungen.C33" style:family="table-cell">
      <style:table-cell-properties fo:padding="0.0382in" fo:border-left="0.05pt solid #000000" fo:border-right="none" fo:border-top="none" fo:border-bottom="0.05pt solid #000000"/>
    </style:style>
    <style:style style:name="Anforderungen.D33" style:family="table-cell">
      <style:table-cell-properties fo:padding="0.0382in" fo:border-left="0.05pt solid #000000" fo:border-right="none" fo:border-top="none" fo:border-bottom="0.05pt solid #000000"/>
    </style:style>
    <style:style style:name="Anforderungen.E33" style:family="table-cell">
      <style:table-cell-properties fo:padding="0.0382in" fo:border-left="0.05pt solid #000000" fo:border-right="none" fo:border-top="none" fo:border-bottom="0.05pt solid #000000"/>
    </style:style>
    <style:style style:name="Anforderungen.F33" style:family="table-cell">
      <style:table-cell-properties fo:padding="0.0382in" fo:border-left="0.05pt solid #000000" fo:border-right="none" fo:border-top="none" fo:border-bottom="0.05pt solid #000000"/>
    </style:style>
    <style:style style:name="Anforderungen.G33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4" style:family="table-cell">
      <style:table-cell-properties fo:padding="0.0382in" fo:border-left="0.05pt solid #000000" fo:border-right="none" fo:border-top="none" fo:border-bottom="0.05pt solid #000000"/>
    </style:style>
    <style:style style:name="Anforderungen.B34" style:family="table-cell">
      <style:table-cell-properties fo:padding="0.0382in" fo:border-left="0.05pt solid #000000" fo:border-right="none" fo:border-top="none" fo:border-bottom="0.05pt solid #000000"/>
    </style:style>
    <style:style style:name="Anforderungen.C34" style:family="table-cell">
      <style:table-cell-properties fo:padding="0.0382in" fo:border-left="0.05pt solid #000000" fo:border-right="none" fo:border-top="none" fo:border-bottom="0.05pt solid #000000"/>
    </style:style>
    <style:style style:name="Anforderungen.D34" style:family="table-cell">
      <style:table-cell-properties fo:padding="0.0382in" fo:border-left="0.05pt solid #000000" fo:border-right="none" fo:border-top="none" fo:border-bottom="0.05pt solid #000000"/>
    </style:style>
    <style:style style:name="Anforderungen.E34" style:family="table-cell">
      <style:table-cell-properties fo:padding="0.0382in" fo:border-left="0.05pt solid #000000" fo:border-right="none" fo:border-top="none" fo:border-bottom="0.05pt solid #000000"/>
    </style:style>
    <style:style style:name="Anforderungen.F34" style:family="table-cell">
      <style:table-cell-properties fo:padding="0.0382in" fo:border-left="0.05pt solid #000000" fo:border-right="none" fo:border-top="none" fo:border-bottom="0.05pt solid #000000"/>
    </style:style>
    <style:style style:name="Anforderungen.G34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5" style:family="table-cell">
      <style:table-cell-properties fo:padding="0.0382in" fo:border-left="0.05pt solid #000000" fo:border-right="none" fo:border-top="none" fo:border-bottom="0.05pt solid #000000"/>
    </style:style>
    <style:style style:name="Anforderungen.B35" style:family="table-cell">
      <style:table-cell-properties fo:padding="0.0382in" fo:border-left="0.05pt solid #000000" fo:border-right="none" fo:border-top="none" fo:border-bottom="0.05pt solid #000000"/>
    </style:style>
    <style:style style:name="Anforderungen.C35" style:family="table-cell">
      <style:table-cell-properties fo:padding="0.0382in" fo:border-left="0.05pt solid #000000" fo:border-right="none" fo:border-top="none" fo:border-bottom="0.05pt solid #000000"/>
    </style:style>
    <style:style style:name="Anforderungen.D35" style:family="table-cell">
      <style:table-cell-properties fo:padding="0.0382in" fo:border-left="0.05pt solid #000000" fo:border-right="none" fo:border-top="none" fo:border-bottom="0.05pt solid #000000"/>
    </style:style>
    <style:style style:name="Anforderungen.E35" style:family="table-cell">
      <style:table-cell-properties fo:padding="0.0382in" fo:border-left="0.05pt solid #000000" fo:border-right="none" fo:border-top="none" fo:border-bottom="0.05pt solid #000000"/>
    </style:style>
    <style:style style:name="Anforderungen.F35" style:family="table-cell">
      <style:table-cell-properties fo:padding="0.0382in" fo:border-left="0.05pt solid #000000" fo:border-right="none" fo:border-top="none" fo:border-bottom="0.05pt solid #000000"/>
    </style:style>
    <style:style style:name="Anforderungen.G35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6" style:family="table-cell">
      <style:table-cell-properties fo:padding="0.0382in" fo:border-left="0.05pt solid #000000" fo:border-right="none" fo:border-top="none" fo:border-bottom="0.05pt solid #000000"/>
    </style:style>
    <style:style style:name="Anforderungen.B36" style:family="table-cell">
      <style:table-cell-properties fo:padding="0.0382in" fo:border-left="0.05pt solid #000000" fo:border-right="none" fo:border-top="none" fo:border-bottom="0.05pt solid #000000"/>
    </style:style>
    <style:style style:name="Anforderungen.C36" style:family="table-cell">
      <style:table-cell-properties fo:padding="0.0382in" fo:border-left="0.05pt solid #000000" fo:border-right="none" fo:border-top="none" fo:border-bottom="0.05pt solid #000000"/>
    </style:style>
    <style:style style:name="Anforderungen.D36" style:family="table-cell">
      <style:table-cell-properties fo:padding="0.0382in" fo:border-left="0.05pt solid #000000" fo:border-right="none" fo:border-top="none" fo:border-bottom="0.05pt solid #000000"/>
    </style:style>
    <style:style style:name="Anforderungen.E36" style:family="table-cell">
      <style:table-cell-properties fo:padding="0.0382in" fo:border-left="0.05pt solid #000000" fo:border-right="none" fo:border-top="none" fo:border-bottom="0.05pt solid #000000"/>
    </style:style>
    <style:style style:name="Anforderungen.F36" style:family="table-cell">
      <style:table-cell-properties fo:padding="0.0382in" fo:border-left="0.05pt solid #000000" fo:border-right="none" fo:border-top="none" fo:border-bottom="0.05pt solid #000000"/>
    </style:style>
    <style:style style:name="Anforderungen.G36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8" style:family="table-cell">
      <style:table-cell-properties fo:padding="0.0382in" fo:border-left="0.05pt solid #000000" fo:border-right="none" fo:border-top="none" fo:border-bottom="0.05pt solid #000000"/>
    </style:style>
    <style:style style:name="Anforderungen.B38" style:family="table-cell">
      <style:table-cell-properties fo:padding="0.0382in" fo:border-left="0.05pt solid #000000" fo:border-right="none" fo:border-top="none" fo:border-bottom="0.05pt solid #000000"/>
    </style:style>
    <style:style style:name="Anforderungen.C38" style:family="table-cell">
      <style:table-cell-properties fo:padding="0.0382in" fo:border-left="0.05pt solid #000000" fo:border-right="none" fo:border-top="none" fo:border-bottom="0.05pt solid #000000"/>
    </style:style>
    <style:style style:name="Anforderungen.D38" style:family="table-cell">
      <style:table-cell-properties fo:padding="0.0382in" fo:border-left="0.05pt solid #000000" fo:border-right="none" fo:border-top="none" fo:border-bottom="0.05pt solid #000000"/>
    </style:style>
    <style:style style:name="Anforderungen.E38" style:family="table-cell">
      <style:table-cell-properties fo:padding="0.0382in" fo:border-left="0.05pt solid #000000" fo:border-right="none" fo:border-top="none" fo:border-bottom="0.05pt solid #000000"/>
    </style:style>
    <style:style style:name="Anforderungen.F38" style:family="table-cell">
      <style:table-cell-properties fo:padding="0.0382in" fo:border-left="0.05pt solid #000000" fo:border-right="none" fo:border-top="none" fo:border-bottom="0.05pt solid #000000"/>
    </style:style>
    <style:style style:name="Anforderungen.G38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40" style:family="table-cell">
      <style:table-cell-properties fo:padding="0.0382in" fo:border-left="0.05pt solid #000000" fo:border-right="none" fo:border-top="none" fo:border-bottom="0.05pt solid #000000"/>
    </style:style>
    <style:style style:name="Anforderungen.B40" style:family="table-cell">
      <style:table-cell-properties fo:padding="0.0382in" fo:border-left="0.05pt solid #000000" fo:border-right="none" fo:border-top="none" fo:border-bottom="0.05pt solid #000000"/>
    </style:style>
    <style:style style:name="Anforderungen.C40" style:family="table-cell">
      <style:table-cell-properties fo:padding="0.0382in" fo:border-left="0.05pt solid #000000" fo:border-right="none" fo:border-top="none" fo:border-bottom="0.05pt solid #000000"/>
    </style:style>
    <style:style style:name="Anforderungen.D40" style:family="table-cell">
      <style:table-cell-properties fo:padding="0.0382in" fo:border-left="0.05pt solid #000000" fo:border-right="none" fo:border-top="none" fo:border-bottom="0.05pt solid #000000"/>
    </style:style>
    <style:style style:name="Anforderungen.E40" style:family="table-cell">
      <style:table-cell-properties fo:padding="0.0382in" fo:border-left="0.05pt solid #000000" fo:border-right="none" fo:border-top="none" fo:border-bottom="0.05pt solid #000000"/>
    </style:style>
    <style:style style:name="Anforderungen.F40" style:family="table-cell">
      <style:table-cell-properties fo:padding="0.0382in" fo:border-left="0.05pt solid #000000" fo:border-right="none" fo:border-top="none" fo:border-bottom="0.05pt solid #000000"/>
    </style:style>
    <style:style style:name="Anforderungen.G40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41" style:family="table-cell">
      <style:table-cell-properties fo:padding="0.0382in" fo:border-left="0.05pt solid #000000" fo:border-right="none" fo:border-top="none" fo:border-bottom="0.05pt solid #000000"/>
    </style:style>
    <style:style style:name="Anforderungen.B41" style:family="table-cell">
      <style:table-cell-properties fo:padding="0.0382in" fo:border-left="0.05pt solid #000000" fo:border-right="none" fo:border-top="none" fo:border-bottom="0.05pt solid #000000"/>
    </style:style>
    <style:style style:name="Anforderungen.C41" style:family="table-cell">
      <style:table-cell-properties fo:padding="0.0382in" fo:border-left="0.05pt solid #000000" fo:border-right="none" fo:border-top="none" fo:border-bottom="0.05pt solid #000000"/>
    </style:style>
    <style:style style:name="Anforderungen.D41" style:family="table-cell">
      <style:table-cell-properties fo:padding="0.0382in" fo:border-left="0.05pt solid #000000" fo:border-right="none" fo:border-top="none" fo:border-bottom="0.05pt solid #000000"/>
    </style:style>
    <style:style style:name="Anforderungen.E41" style:family="table-cell">
      <style:table-cell-properties fo:padding="0.0382in" fo:border-left="0.05pt solid #000000" fo:border-right="none" fo:border-top="none" fo:border-bottom="0.05pt solid #000000"/>
    </style:style>
    <style:style style:name="Anforderungen.F41" style:family="table-cell">
      <style:table-cell-properties fo:padding="0.0382in" fo:border-left="0.05pt solid #000000" fo:border-right="none" fo:border-top="none" fo:border-bottom="0.05pt solid #000000"/>
    </style:style>
    <style:style style:name="Anforderungen.G41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42" style:family="table-cell">
      <style:table-cell-properties fo:padding="0.0382in" fo:border-left="0.05pt solid #000000" fo:border-right="none" fo:border-top="none" fo:border-bottom="0.05pt solid #000000"/>
    </style:style>
    <style:style style:name="Anforderungen.B42" style:family="table-cell">
      <style:table-cell-properties fo:padding="0.0382in" fo:border-left="0.05pt solid #000000" fo:border-right="none" fo:border-top="none" fo:border-bottom="0.05pt solid #000000"/>
    </style:style>
    <style:style style:name="Anforderungen.C42" style:family="table-cell">
      <style:table-cell-properties fo:padding="0.0382in" fo:border-left="0.05pt solid #000000" fo:border-right="none" fo:border-top="none" fo:border-bottom="0.05pt solid #000000"/>
    </style:style>
    <style:style style:name="Anforderungen.D42" style:family="table-cell">
      <style:table-cell-properties fo:padding="0.0382in" fo:border-left="0.05pt solid #000000" fo:border-right="none" fo:border-top="none" fo:border-bottom="0.05pt solid #000000"/>
    </style:style>
    <style:style style:name="Anforderungen.E42" style:family="table-cell">
      <style:table-cell-properties fo:padding="0.0382in" fo:border-left="0.05pt solid #000000" fo:border-right="none" fo:border-top="none" fo:border-bottom="0.05pt solid #000000"/>
    </style:style>
    <style:style style:name="Anforderungen.F42" style:family="table-cell">
      <style:table-cell-properties fo:padding="0.0382in" fo:border-left="0.05pt solid #000000" fo:border-right="none" fo:border-top="none" fo:border-bottom="0.05pt solid #000000"/>
    </style:style>
    <style:style style:name="Anforderungen.G4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028in" fo:margin-bottom="0.028in" loext:contextual-spacing="false" fo:text-align="start" style:justify-single-word="false"/>
    </style:style>
    <style:style style:name="P2" style:family="paragraph" style:parent-style-name="Standard" style:list-style-name="WWNum10">
      <style:paragraph-properties fo:margin-top="0.028in" fo:margin-bottom="0.028in" loext:contextual-spacing="false" fo:text-align="start" style:justify-single-word="false"/>
    </style:style>
    <style:style style:name="P3" style:family="paragraph" style:parent-style-name="Text_20_body">
      <style:text-properties officeooo:rsid="00060762" officeooo:paragraph-rsid="00060762"/>
    </style:style>
    <style:style style:name="P4" style:family="paragraph" style:parent-style-name="Footer">
      <style:paragraph-properties fo:padding="0.0201in" fo:border-left="none" fo:border-right="none" fo:border-top="0.06pt solid #000000" fo:border-bottom="none" style:shadow="none" style:writing-mode="page">
        <style:tab-stops>
          <style:tab-stop style:position="5.0591in" style:type="center"/>
          <style:tab-stop style:position="10.5091in" style:type="right"/>
        </style:tab-stops>
      </style:paragraph-properties>
      <style:text-properties officeooo:rsid="00060762" officeooo:paragraph-rsid="00060762"/>
    </style:style>
    <style:style style:name="P5" style:family="paragraph" style:parent-style-name="Header">
      <style:paragraph-properties fo:padding="0.0201in" fo:border-left="none" fo:border-right="none" fo:border-top="none" fo:border-bottom="0.06pt solid #000000" style:shadow="none" style:writing-mode="page">
        <style:tab-stops>
          <style:tab-stop style:position="5.0591in" style:type="center"/>
          <style:tab-stop style:position="10.502in" style:type="right"/>
        </style:tab-stops>
      </style:paragraph-properties>
    </style:style>
    <style:style style:name="P6" style:family="paragraph" style:parent-style-name="Table_20_Heading">
      <style:paragraph-properties fo:text-align="start" style:justify-single-word="false"/>
      <style:text-properties officeooo:rsid="00060762" officeooo:paragraph-rsid="00060762"/>
    </style:style>
    <style:style style:name="P7" style:family="paragraph" style:parent-style-name="Heading_20_1">
      <style:text-properties officeooo:rsid="00060762" officeooo:paragraph-rsid="00060762"/>
    </style:style>
    <style:style style:name="P8" style:family="paragraph" style:parent-style-name="Table_20_Contents">
      <style:text-properties fo:font-style="italic" officeooo:rsid="00060762" officeooo:paragraph-rsid="00060762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062bc9" officeooo:paragraph-rsid="00062bc9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078b42" officeooo:paragraph-rsid="00078b42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paragraph-rsid="00078b42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ize="11pt" fo:font-style="italic" officeooo:rsid="00062bc9" officeooo:paragraph-rsid="00078b42" style:font-size-asian="10.5pt" style:font-style-asian="italic" style:font-style-complex="italic"/>
    </style:style>
    <style:style style:name="P13" style:family="paragraph" style:parent-style-name="Table_20_Contents">
      <style:text-properties officeooo:rsid="000b2589" officeooo:paragraph-rsid="000b2589"/>
    </style:style>
    <style:style style:name="P14" style:family="paragraph" style:parent-style-name="Table_20_Contents" style:list-style-name="L1">
      <style:text-properties officeooo:rsid="000b2589" officeooo:paragraph-rsid="000b2589"/>
    </style:style>
    <style:style style:name="P15" style:family="paragraph" style:parent-style-name="Table_20_Contents">
      <style:text-properties officeooo:rsid="000cc98f" officeooo:paragraph-rsid="000cc98f"/>
    </style:style>
    <style:style style:name="P16" style:family="paragraph" style:parent-style-name="Table_20_Contents">
      <style:text-properties officeooo:rsid="000d8823" officeooo:paragraph-rsid="000d8823"/>
    </style:style>
    <style:style style:name="P17" style:family="paragraph" style:parent-style-name="Table_20_Contents">
      <style:text-properties officeooo:rsid="000f6fb1" officeooo:paragraph-rsid="000f6fb1"/>
    </style:style>
    <style:style style:name="P18" style:family="paragraph" style:parent-style-name="Table_20_Contents">
      <style:text-properties officeooo:rsid="001089c8" officeooo:paragraph-rsid="001089c8"/>
    </style:style>
    <style:style style:name="P19" style:family="paragraph" style:parent-style-name="Table_20_Contents">
      <style:text-properties officeooo:rsid="0010d2f3" officeooo:paragraph-rsid="0010d2f3"/>
    </style:style>
    <style:style style:name="P20" style:family="paragraph" style:parent-style-name="Table_20_Contents">
      <style:text-properties officeooo:rsid="001205e1" officeooo:paragraph-rsid="001205e1"/>
    </style:style>
    <style:style style:name="P21" style:family="paragraph" style:parent-style-name="Table_20_Contents">
      <style:text-properties officeooo:rsid="001565bb" officeooo:paragraph-rsid="001565bb"/>
    </style:style>
    <style:style style:name="P22" style:family="paragraph" style:parent-style-name="Table_20_Contents">
      <style:text-properties officeooo:rsid="001734b1" officeooo:paragraph-rsid="001734b1"/>
    </style:style>
    <style:style style:name="P23" style:family="paragraph" style:parent-style-name="Table_20_Contents">
      <style:text-properties officeooo:rsid="0017b495" officeooo:paragraph-rsid="0017b495"/>
    </style:style>
    <style:style style:name="P24" style:family="paragraph" style:parent-style-name="Table_20_Contents">
      <style:text-properties officeooo:rsid="0017d5cb" officeooo:paragraph-rsid="0017d5cb"/>
    </style:style>
    <style:style style:name="P25" style:family="paragraph" style:parent-style-name="Table_20_Contents">
      <style:text-properties officeooo:rsid="0017e115" officeooo:paragraph-rsid="0017e115"/>
    </style:style>
    <style:style style:name="P26" style:family="paragraph" style:parent-style-name="Table_20_Contents">
      <style:text-properties officeooo:rsid="00183ef6" officeooo:paragraph-rsid="00183ef6"/>
    </style:style>
    <style:style style:name="P27" style:family="paragraph" style:parent-style-name="Table_20_Contents">
      <style:text-properties officeooo:rsid="0018dac3" officeooo:paragraph-rsid="0018dac3"/>
    </style:style>
    <style:style style:name="P28" style:family="paragraph" style:parent-style-name="Table_20_Contents">
      <style:text-properties officeooo:rsid="001abe59" officeooo:paragraph-rsid="001abe59"/>
    </style:style>
    <style:style style:name="P29" style:family="paragraph" style:parent-style-name="Table_20_Contents">
      <style:text-properties officeooo:rsid="001ad8ae" officeooo:paragraph-rsid="001ad8ae"/>
    </style:style>
    <style:style style:name="P30" style:family="paragraph" style:parent-style-name="Table_20_Contents">
      <style:text-properties officeooo:rsid="001b5213" officeooo:paragraph-rsid="001b5213"/>
    </style:style>
    <style:style style:name="P31" style:family="paragraph" style:parent-style-name="Table_20_Contents">
      <style:text-properties officeooo:rsid="001c7870" officeooo:paragraph-rsid="001c7870"/>
    </style:style>
    <style:style style:name="P32" style:family="paragraph" style:parent-style-name="Table_20_Contents">
      <style:text-properties officeooo:rsid="001df32d" officeooo:paragraph-rsid="001df32d"/>
    </style:style>
    <style:style style:name="P33" style:family="paragraph" style:parent-style-name="Table_20_Contents">
      <style:text-properties officeooo:rsid="001e6a01" officeooo:paragraph-rsid="001e6a01"/>
    </style:style>
    <style:style style:name="P34" style:family="paragraph" style:parent-style-name="Table_20_Contents">
      <style:text-properties officeooo:rsid="001fd68b" officeooo:paragraph-rsid="001fd68b"/>
    </style:style>
    <style:style style:name="P35" style:family="paragraph" style:parent-style-name="Table_20_Contents">
      <style:text-properties officeooo:rsid="00214d95" officeooo:paragraph-rsid="00214d95"/>
    </style:style>
    <style:style style:name="P36" style:family="paragraph" style:parent-style-name="Table_20_Contents">
      <style:text-properties officeooo:rsid="0021e2e0" officeooo:paragraph-rsid="0021e2e0"/>
    </style:style>
    <style:style style:name="P37" style:family="paragraph" style:parent-style-name="Table_20_Contents">
      <style:text-properties officeooo:rsid="002335cd" officeooo:paragraph-rsid="002335cd"/>
    </style:style>
    <style:style style:name="P38" style:family="paragraph" style:parent-style-name="Table_20_Contents">
      <style:text-properties officeooo:rsid="0023b4e4" officeooo:paragraph-rsid="0023b4e4"/>
    </style:style>
    <style:style style:name="P39" style:family="paragraph" style:parent-style-name="Table_20_Contents">
      <style:text-properties officeooo:rsid="0025290b" officeooo:paragraph-rsid="0025290b"/>
    </style:style>
    <style:style style:name="T1" style:family="text">
      <style:text-properties officeooo:rsid="00060762"/>
    </style:style>
    <style:style style:name="T2" style:family="text">
      <style:text-properties style:font-name="Palatino Linotype" fo:font-size="11pt" style:font-size-asian="11pt" style:font-size-complex="11pt"/>
    </style:style>
    <style:style style:name="T3" style:family="text">
      <style:text-properties officeooo:rsid="001205e1"/>
    </style:style>
    <style:style style:name="T4" style:family="text">
      <style:text-properties officeooo:rsid="0021e2e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nforderungen Projekt SwissGrooves</text:h>
      <text:p text:style-name="P3">Die Anforderungen an das Projekt SWISSGROOVES sind in zwei Workshops mit den Stakeholdern von Beratern der Firma McBerger ermittelt, abgestimmt und priorisiert worden.</text:p>
      <text:p text:style-name="P3">Die Identifikation der Anforderungen erfolgt über ihren Titel, der möglichst kurz und aussagekräftig ist. Das verhindert einerseits Missverständnisse durch Vertauschen/Verwechseln von Nummern und erleichtert andererseits das Einprägen der Anforderungen über ihren Titel.</text:p>
      <table:table table:name="Anforderungen" table:style-name="Anforderungen">
        <table:table-column table:style-name="Anforderungen.A"/>
        <table:table-column table:style-name="Anforderungen.B"/>
        <table:table-column table:style-name="Anforderungen.C"/>
        <table:table-column table:style-name="Anforderungen.D"/>
        <table:table-column table:style-name="Anforderungen.E"/>
        <table:table-column table:style-name="Anforderungen.D"/>
        <table:table-column table:style-name="Anforderungen.G"/>
        <table:table-header-rows>
          <table:table-row>
            <table:table-cell table:style-name="Anforderungen.A1" office:value-type="string">
              <text:p text:style-name="P6">Title</text:p>
            </table:table-cell>
            <table:table-cell table:style-name="Anforderungen.A1" office:value-type="string">
              <text:p text:style-name="P6">Description</text:p>
            </table:table-cell>
            <table:table-cell table:style-name="Anforderungen.A1" office:value-type="string">
              <text:p text:style-name="P6">Status</text:p>
            </table:table-cell>
            <table:table-cell table:style-name="Anforderungen.A1" office:value-type="string">
              <text:p text:style-name="P6">Priority</text:p>
            </table:table-cell>
            <table:table-cell table:style-name="Anforderungen.A1" office:value-type="string">
              <text:p text:style-name="P6">Source</text:p>
            </table:table-cell>
            <table:table-cell table:style-name="Anforderungen.A1" office:value-type="string">
              <text:p text:style-name="P6">Complexity</text:p>
            </table:table-cell>
            <table:table-cell table:style-name="Anforderungen.G1" office:value-type="string">
              <text:p text:style-name="P6">Benefit</text:p>
            </table:table-cell>
          </table:table-row>
        </table:table-header-rows>
        <table:table-row>
          <table:table-cell table:style-name="Anforderungen.A17" office:value-type="string">
            <text:p text:style-name="P8">Free text, short (one word)</text:p>
          </table:table-cell>
          <table:table-cell table:style-name="Anforderungen.B17" office:value-type="string">
            <text:p text:style-name="P8">Free text</text:p>
          </table:table-cell>
          <table:table-cell table:style-name="Anforderungen.C2" office:value-type="string">
            <text:p text:style-name="P8">proposed</text:p>
            <text:p text:style-name="P8">accepted</text:p>
            <text:p text:style-name="P8">postponed</text:p>
          </table:table-cell>
          <table:table-cell table:style-name="Anforderungen.D17" office:value-type="string">
            <text:p text:style-name="P8">1 − high</text:p>
            <text:p text:style-name="P8">2 − medium</text:p>
            <text:p text:style-name="P8">3 − low</text:p>
          </table:table-cell>
          <table:table-cell table:style-name="Anforderungen.E2" office:value-type="string">
            <text:p text:style-name="P8">Person name</text:p>
          </table:table-cell>
          <table:table-cell table:style-name="Anforderungen.F17" office:value-type="string">
            <text:p text:style-name="P8">1 − low</text:p>
            <text:p text:style-name="P8">2 − medium</text:p>
            <text:p text:style-name="P8">3 − high</text:p>
          </table:table-cell>
          <table:table-cell table:style-name="Anforderungen.G2" office:value-type="string">
            <text:p text:style-name="P8">Free text</text:p>
          </table:table-cell>
        </table:table-row>
        <table:table-row>
          <table:table-cell table:style-name="Anforderungen.A3" table:number-columns-spanned="7" office:value-type="string">
            <text:p text:style-name="P9">Kundenfreundlichkeit, Individualisierung und „emotionale“ Kundenbindu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17" office:value-type="string">
            <text:p text:style-name="P35">Personalisierung</text:p>
          </table:table-cell>
          <table:table-cell table:style-name="Anforderungen.B17" office:value-type="string">
            <text:p text:style-name="P35">Der Kunde kann seine Lieblingsmusikrichtungen auswählen und bekommt auf der Startseite Neuigkeiten dieser Stile zu sehen</text:p>
          </table:table-cell>
          <table:table-cell table:style-name="Anforderungen.C6" office:value-type="string">
            <text:p text:style-name="P35">proposed</text:p>
          </table:table-cell>
          <table:table-cell table:style-name="Anforderungen.D17" office:value-type="string">
            <text:p text:style-name="P35">1</text:p>
          </table:table-cell>
          <table:table-cell table:style-name="Anforderungen.E6" office:value-type="string">
            <text:p text:style-name="P35">Bucher</text:p>
          </table:table-cell>
          <table:table-cell table:style-name="Anforderungen.F17" office:value-type="string">
            <text:p text:style-name="P35">2</text:p>
          </table:table-cell>
          <table:table-cell table:style-name="Anforderungen.G6" office:value-type="string">
            <text:p text:style-name="P35">Der Kunde erhält ein personalisiertes Angebot.</text:p>
          </table:table-cell>
        </table:table-row>
        <table:table-row>
          <table:table-cell table:style-name="Anforderungen.A5" office:value-type="string">
            <text:p text:style-name="P35">Raritäten</text:p>
          </table:table-cell>
          <table:table-cell table:style-name="Anforderungen.B5" office:value-type="string">
            <text:p text:style-name="P35">Der Kunde kann <text:span text:style-name="T4">eine Liste von Raritäten durchstöbern, um Sachen zu finden, für die er sonst viele Läden abklappern müsste.</text:span></text:p>
          </table:table-cell>
          <table:table-cell table:style-name="Anforderungen.C5" office:value-type="string">
            <text:p text:style-name="P36">proposed</text:p>
          </table:table-cell>
          <table:table-cell table:style-name="Anforderungen.D5" office:value-type="string">
            <text:p text:style-name="P36">2</text:p>
          </table:table-cell>
          <table:table-cell table:style-name="Anforderungen.E5" office:value-type="string">
            <text:p text:style-name="P36">Bucher</text:p>
          </table:table-cell>
          <table:table-cell table:style-name="Anforderungen.F5" office:value-type="string">
            <text:p text:style-name="P36">1</text:p>
          </table:table-cell>
          <table:table-cell table:style-name="Anforderungen.G5" office:value-type="string">
            <text:p text:style-name="P36">Der Kunde kommt gelegentlich auf die Seite zurück um sich nach Raritäten umzuschauen.</text:p>
          </table:table-cell>
        </table:table-row>
        <table:table-row>
          <table:table-cell table:style-name="Anforderungen.A17" office:value-type="string">
            <text:p text:style-name="P34">Rabattsystem</text:p>
          </table:table-cell>
          <table:table-cell table:style-name="Anforderungen.B17" office:value-type="string">
            <text:p text:style-name="P34">Pro ausgegebenem Franken bekommt der Kunde eine „Rille“ gutgeschrieben. Hat der Kunde <text:soft-page-break/>100 Rillen angesammelt, bekommt er einen Einkaufsgutschein für CHF 5.-</text:p>
          </table:table-cell>
          <table:table-cell table:style-name="Anforderungen.C6" office:value-type="string">
            <text:p text:style-name="P35">proposed</text:p>
          </table:table-cell>
          <table:table-cell table:style-name="Anforderungen.D17" office:value-type="string">
            <text:p text:style-name="P35">2</text:p>
          </table:table-cell>
          <table:table-cell table:style-name="Anforderungen.E6" office:value-type="string">
            <text:p text:style-name="P35">Bucher</text:p>
          </table:table-cell>
          <table:table-cell table:style-name="Anforderungen.F17" office:value-type="string">
            <text:p text:style-name="P35">2</text:p>
          </table:table-cell>
          <table:table-cell table:style-name="Anforderungen.G6" office:value-type="string">
            <text:p text:style-name="P35">Kundenbindung</text:p>
          </table:table-cell>
        </table:table-row>
        <table:table-row table:style-name="Anforderungen.7">
          <table:table-cell table:style-name="Anforderungen.A7" table:number-columns-spanned="7" office:value-type="string">
            <text:p text:style-name="P12">Kundenkontak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17" office:value-type="string">
            <text:p text:style-name="P13">Kundenkontakt</text:p>
          </table:table-cell>
          <table:table-cell table:style-name="Anforderungen.B17" office:value-type="string">
            <text:p text:style-name="P13">Die Schweizer Rillen als Shopbetreiber sind von dem Webship aus erreichbar über</text:p>
            <text:list xml:id="list1309735433" text:style-name="L1">
              <text:list-item>
                <text:p text:style-name="P14">email</text:p>
              </text:list-item>
              <text:list-item>
                <text:p text:style-name="P14">Kontaktformulare</text:p>
              </text:list-item>
              <text:list-item>
                <text:p text:style-name="P14">Gästebuch</text:p>
              </text:list-item>
            </text:list>
          </table:table-cell>
          <table:table-cell table:style-name="Anforderungen.C9" office:value-type="string">
            <text:p text:style-name="P13">proposed</text:p>
          </table:table-cell>
          <table:table-cell table:style-name="Anforderungen.D17" office:value-type="string">
            <text:p text:style-name="P13">1</text:p>
          </table:table-cell>
          <table:table-cell table:style-name="Anforderungen.E9" office:value-type="string">
            <text:p text:style-name="P13">Seller</text:p>
          </table:table-cell>
          <table:table-cell table:style-name="Anforderungen.F17" office:value-type="string">
            <text:p text:style-name="P13">1</text:p>
          </table:table-cell>
          <table:table-cell table:style-name="Anforderungen.G9" office:value-type="string">
            <text:p text:style-name="P13">Rückmeldungen von Kunden, Kunden-Animation</text:p>
          </table:table-cell>
        </table:table-row>
        <table:table-row>
          <table:table-cell table:style-name="Anforderungen.A17" office:value-type="string">
            <text:p text:style-name="P1"><text:span text:style-name="T2">Beschwerde-management</text:span></text:p>
          </table:table-cell>
          <table:table-cell table:style-name="Anforderungen.B17" office:value-type="string">
            <text:p text:style-name="P1"><text:span text:style-name="T2">Der WebShop muss über ein benutzerfreundliches Beschwerdemanagement verfügen</text:span></text:p>
          </table:table-cell>
          <table:table-cell table:style-name="Anforderungen.C9" office:value-type="string">
            <text:p text:style-name="P1"><text:span text:style-name="T2">proposed</text:span></text:p>
          </table:table-cell>
          <table:table-cell table:style-name="Anforderungen.D17" office:value-type="string">
            <text:p text:style-name="P1"><text:span text:style-name="T2">1</text:span></text:p>
          </table:table-cell>
          <table:table-cell table:style-name="Anforderungen.E9" office:value-type="string">
            <text:p text:style-name="P1"><text:span text:style-name="T2">Seller</text:span></text:p>
          </table:table-cell>
          <table:table-cell table:style-name="Anforderungen.F17" office:value-type="string">
            <text:p text:style-name="P1"><text:span text:style-name="T2">1</text:span></text:p>
          </table:table-cell>
          <table:table-cell table:style-name="Anforderungen.G9" office:value-type="string">
            <text:p text:style-name="P1"><text:span text:style-name="T2">Rückmeldungen von Kunden, Kunden-Animation</text:span></text:p>
          </table:table-cell>
        </table:table-row>
        <table:table-row table:style-name="Anforderungen.7">
          <table:table-cell table:style-name="Anforderungen.A7" table:number-columns-spanned="7" office:value-type="string">
            <text:p text:style-name="P10">Kundenfreundliche und sichere Bezahlu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17" office:value-type="string">
            <text:p text:style-name="P37">Kreditkartenbezahlung</text:p>
          </table:table-cell>
          <table:table-cell table:style-name="Anforderungen.B17" office:value-type="string">
            <text:p text:style-name="P37">Der Kunde soll die Möglichkeit haben per Kreditkarte zu bezahlen, wobei die neuesten Sicherheitsstandards implementiert werden müssen.</text:p>
          </table:table-cell>
          <table:table-cell table:style-name="Anforderungen.C13" office:value-type="string">
            <text:p text:style-name="P37">proposed</text:p>
          </table:table-cell>
          <table:table-cell table:style-name="Anforderungen.D17" office:value-type="string">
            <text:p text:style-name="P37">1</text:p>
          </table:table-cell>
          <table:table-cell table:style-name="Anforderungen.E13" office:value-type="string">
            <text:p text:style-name="P37">Bucher</text:p>
          </table:table-cell>
          <table:table-cell table:style-name="Anforderungen.F17" office:value-type="string">
            <text:p text:style-name="P37">3</text:p>
          </table:table-cell>
          <table:table-cell table:style-name="Anforderungen.G13" office:value-type="string">
            <text:p text:style-name="P37">Der Kunde kann bequem, einfach und sicher bezahlen.</text:p>
          </table:table-cell>
        </table:table-row>
        <table:table-row>
          <table:table-cell table:style-name="Anforderungen.A17" office:value-type="string">
            <text:p text:style-name="P37">Rechnung</text:p>
          </table:table-cell>
          <table:table-cell table:style-name="Anforderungen.B17" office:value-type="string">
            <text:p text:style-name="P38">Stammkunden (und ältere Kunden, die keine Kreditkarte haben) sollen auch über Rechnung bezahlen können.</text:p>
          </table:table-cell>
          <table:table-cell table:style-name="Anforderungen.C13" office:value-type="string">
            <text:p text:style-name="P38">proposed</text:p>
          </table:table-cell>
          <table:table-cell table:style-name="Anforderungen.D17" office:value-type="string">
            <text:p text:style-name="P38">1</text:p>
          </table:table-cell>
          <table:table-cell table:style-name="Anforderungen.E13" office:value-type="string">
            <text:p text:style-name="P38">Bucher</text:p>
          </table:table-cell>
          <table:table-cell table:style-name="Anforderungen.F17" office:value-type="string">
            <text:p text:style-name="P38">2</text:p>
          </table:table-cell>
          <table:table-cell table:style-name="Anforderungen.G13" office:value-type="string">
            <text:p text:style-name="P38">Kunden ohne Kreditkarte können weiterhin bedient werden.</text:p>
          </table:table-cell>
        </table:table-row>
        <table:table-row>
          <table:table-cell table:style-name="Anforderungen.A17" office:value-type="string">
            <text:p text:style-name="P37">PayPal</text:p>
          </table:table-cell>
          <table:table-cell table:style-name="Anforderungen.B17" office:value-type="string">
            <text:p text:style-name="P39">Neukunden, die keine Kreditkarte haben, sollen über den Bezahlservice PayPal bezahlen <text:soft-page-break/>können.</text:p>
          </table:table-cell>
          <table:table-cell table:style-name="Anforderungen.C13" office:value-type="string">
            <text:p text:style-name="P39">proposed</text:p>
          </table:table-cell>
          <table:table-cell table:style-name="Anforderungen.D17" office:value-type="string">
            <text:p text:style-name="P39">2</text:p>
          </table:table-cell>
          <table:table-cell table:style-name="Anforderungen.E13" office:value-type="string">
            <text:p text:style-name="P39">Bucher</text:p>
          </table:table-cell>
          <table:table-cell table:style-name="Anforderungen.F17" office:value-type="string">
            <text:p text:style-name="P39">2</text:p>
          </table:table-cell>
          <table:table-cell table:style-name="Anforderungen.G13" office:value-type="string">
            <text:p text:style-name="P39">Unbekannte Kunden können ohne Kreditkarte <text:soft-page-break/>bezahlen.</text:p>
          </table:table-cell>
        </table:table-row>
        <table:table-row table:style-name="Anforderungen.7">
          <table:table-cell table:style-name="Anforderungen.A7" table:number-columns-spanned="7" office:value-type="string">
            <text:p text:style-name="P11">Gestaltung des Webshop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17" office:value-type="string">
            <text:p text:style-name="P1"><text:span text:style-name="T2">Corporate Design</text:span></text:p>
          </table:table-cell>
          <table:table-cell table:style-name="Anforderungen.B17" office:value-type="string">
            <text:p text:style-name="P1"><text:span text:style-name="T2">Die bodenständige Atmosphäre der B&amp;M-Shops soll auch über den WebShop ausgestrahlt werden. Ideen:</text:span></text:p>
            <text:list xml:id="list3927558121" text:style-name="WWNum10">
              <text:list-item>
                <text:p text:style-name="P2"><text:span text:style-name="T2">Beim Betreten des Shops Eingangsjodler oder Kuhglockensequenz oder Grammophon-Song</text:span></text:p>
              </text:list-item>
            </text:list>
          </table:table-cell>
          <table:table-cell table:style-name="Anforderungen.C17" office:value-type="string">
            <text:p text:style-name="P1"><text:span text:style-name="T2">proposed</text:span></text:p>
          </table:table-cell>
          <table:table-cell table:style-name="Anforderungen.D17" office:value-type="string">
            <text:p text:style-name="P1"><text:span text:style-name="T2">1</text:span></text:p>
          </table:table-cell>
          <table:table-cell table:style-name="Anforderungen.E17" office:value-type="string">
            <text:p text:style-name="P1"><text:span text:style-name="T2">Seller</text:span></text:p>
          </table:table-cell>
          <table:table-cell table:style-name="Anforderungen.F17" office:value-type="string">
            <text:p text:style-name="P1"><text:span text:style-name="T2">1</text:span></text:p>
          </table:table-cell>
          <table:table-cell table:style-name="Anforderungen.G17" office:value-type="string">
            <text:p text:style-name="P1"><text:span text:style-name="T2">Kunden finden sich wieder; emotionale Entscheidung für unseren Webshop</text:span></text:p>
          </table:table-cell>
        </table:table-row>
        <table:table-row>
          <table:table-cell table:style-name="Anforderungen.A17" office:value-type="string">
            <text:p text:style-name="P15">Blickfang</text:p>
          </table:table-cell>
          <table:table-cell table:style-name="Anforderungen.B17" office:value-type="string">
            <text:p text:style-name="P15">Ein knackiger Spruch empfängt die WebShop-Besucher, etwa „SwissGrooves − der urchige Schweizer Rillenshop“</text:p>
          </table:table-cell>
          <table:table-cell table:style-name="Anforderungen.C17" office:value-type="string">
            <text:p text:style-name="P15">proposed</text:p>
          </table:table-cell>
          <table:table-cell table:style-name="Anforderungen.D17" office:value-type="string">
            <text:p text:style-name="P15">1</text:p>
          </table:table-cell>
          <table:table-cell table:style-name="Anforderungen.E17" office:value-type="string">
            <text:p text:style-name="P15">Seller</text:p>
          </table:table-cell>
          <table:table-cell table:style-name="Anforderungen.F17" office:value-type="string">
            <text:p text:style-name="P15">1</text:p>
          </table:table-cell>
          <table:table-cell table:style-name="Anforderungen.G17" office:value-type="string">
            <text:p text:style-name="P15">Kunden werden sofort angesprochen und verweilen, klicken die Seite nicht gleich weg.</text:p>
          </table:table-cell>
        </table:table-row>
        <table:table-row>
          <table:table-cell table:style-name="Anforderungen.A17" office:value-type="string">
            <text:p text:style-name="P15">Mehrsprachigkeit</text:p>
          </table:table-cell>
          <table:table-cell table:style-name="Anforderungen.B17" office:value-type="string">
            <text:p text:style-name="P15">Der WebShop muss zweisprachig sein: Deutsch und Französisch. Option für Italienisch offen halten.</text:p>
          </table:table-cell>
          <table:table-cell table:style-name="Anforderungen.C17" office:value-type="string">
            <text:p text:style-name="P15">proposed</text:p>
          </table:table-cell>
          <table:table-cell table:style-name="Anforderungen.D17" office:value-type="string">
            <text:p text:style-name="P15">2</text:p>
          </table:table-cell>
          <table:table-cell table:style-name="Anforderungen.E17" office:value-type="string">
            <text:p text:style-name="P15">Seller</text:p>
          </table:table-cell>
          <table:table-cell table:style-name="Anforderungen.F17" office:value-type="string">
            <text:p text:style-name="P15">3</text:p>
          </table:table-cell>
          <table:table-cell table:style-name="Anforderungen.G17" office:value-type="string">
            <text:p text:style-name="P15">Keine Ausgrenzung von potenziellen Kundengruppen</text:p>
          </table:table-cell>
        </table:table-row>
        <table:table-row table:style-name="Anforderungen.7">
          <table:table-cell table:style-name="Anforderungen.A7" table:number-columns-spanned="7" office:value-type="string">
            <text:p text:style-name="P10">Verfügbarkeit, Performanz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38" office:value-type="string">
            <text:p text:style-name="P15">Verfügbarkeit</text:p>
          </table:table-cell>
          <table:table-cell table:style-name="Anforderungen.B38" office:value-type="string">
            <text:p text:style-name="P15">Der Webshop muss hochverfügbar sein, damit keine Kunden wegen nicht verfügbarer Webseiten abspringen.</text:p>
          </table:table-cell>
          <table:table-cell table:style-name="Anforderungen.C38" office:value-type="string">
            <text:p text:style-name="P15">proposed</text:p>
          </table:table-cell>
          <table:table-cell table:style-name="Anforderungen.D38" office:value-type="string">
            <text:p text:style-name="P15">1</text:p>
          </table:table-cell>
          <table:table-cell table:style-name="Anforderungen.E38" office:value-type="string">
            <text:p text:style-name="P15">Rille</text:p>
          </table:table-cell>
          <table:table-cell table:style-name="Anforderungen.F38" office:value-type="string">
            <text:p text:style-name="P15">2</text:p>
          </table:table-cell>
          <table:table-cell table:style-name="Anforderungen.G38" office:value-type="string">
            <text:p text:style-name="P15">Kunden werden nicht verloren wegen läppischer technischer Probleme</text:p>
          </table:table-cell>
        </table:table-row>
        <text:soft-page-break/>
        <table:table-row>
          <table:table-cell table:style-name="Anforderungen.A38" office:value-type="string">
            <text:p text:style-name="P16">Performanz</text:p>
          </table:table-cell>
          <table:table-cell table:style-name="Anforderungen.B38" office:value-type="string">
            <text:p text:style-name="P16">Der Webshop muss hoch performant sein, damit keine Kunden wegen zu langsam geladener Webseiten abspringen.</text:p>
          </table:table-cell>
          <table:table-cell table:style-name="Anforderungen.C38" office:value-type="string">
            <text:p text:style-name="P17">proposed</text:p>
          </table:table-cell>
          <table:table-cell table:style-name="Anforderungen.D38" office:value-type="string">
            <text:p text:style-name="P33">1</text:p>
          </table:table-cell>
          <table:table-cell table:style-name="Anforderungen.E38" office:value-type="string">
            <text:p text:style-name="P33">Rille</text:p>
          </table:table-cell>
          <table:table-cell table:style-name="Anforderungen.F38" office:value-type="string">
            <text:p text:style-name="P33">2</text:p>
          </table:table-cell>
          <table:table-cell table:style-name="Anforderungen.G38" office:value-type="string">
            <text:p text:style-name="P16">Kunden bleiben dran.</text:p>
          </table:table-cell>
        </table:table-row>
        <table:table-row table:style-name="Anforderungen.7">
          <table:table-cell table:style-name="Anforderungen.A7" table:number-columns-spanned="7" office:value-type="string">
            <text:p text:style-name="P10">Aktualitä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38" office:value-type="string">
            <text:p text:style-name="P18">Aktualität</text:p>
          </table:table-cell>
          <table:table-cell table:style-name="Anforderungen.B38" office:value-type="string">
            <text:p text:style-name="P18">Der Webshop muss die neuesten Titel der gängigen Genres topaktuell auf Lager haben, und zwar sowohl die konkreten Medien als auch die für ein Herunterladen verfügbaren Titel.</text:p>
          </table:table-cell>
          <table:table-cell table:style-name="Anforderungen.C38" office:value-type="string">
            <text:p text:style-name="P18">proposed</text:p>
          </table:table-cell>
          <table:table-cell table:style-name="Anforderungen.D38" office:value-type="string">
            <text:p text:style-name="P18">1</text:p>
          </table:table-cell>
          <table:table-cell table:style-name="Anforderungen.E38" office:value-type="string">
            <text:p text:style-name="P18">Rille</text:p>
          </table:table-cell>
          <table:table-cell table:style-name="Anforderungen.F38" office:value-type="string">
            <text:p text:style-name="P18">2</text:p>
          </table:table-cell>
          <table:table-cell table:style-name="Anforderungen.G38" office:value-type="string">
            <text:p text:style-name="P18">Muss! Sonst laufen die Kunden zur Konkurrenz.</text:p>
          </table:table-cell>
        </table:table-row>
        <table:table-row>
          <table:table-cell table:style-name="Anforderungen.A38" office:value-type="string">
            <text:p text:style-name="P18">Charts</text:p>
          </table:table-cell>
          <table:table-cell table:style-name="Anforderungen.B38" office:value-type="string">
            <text:p text:style-name="P18">Der Webshop bietet die Möglichkeit, die aktuellen Charts der grossen Sender einzusehen und gleich die Top-Titel zu bestellen.</text:p>
          </table:table-cell>
          <table:table-cell table:style-name="Anforderungen.C38" office:value-type="string">
            <text:p text:style-name="P18">proposed</text:p>
          </table:table-cell>
          <table:table-cell table:style-name="Anforderungen.D38" office:value-type="string">
            <text:p text:style-name="P18">1</text:p>
          </table:table-cell>
          <table:table-cell table:style-name="Anforderungen.E38" office:value-type="string">
            <text:p text:style-name="P18">Seller</text:p>
          </table:table-cell>
          <table:table-cell table:style-name="Anforderungen.F38" office:value-type="string">
            <text:p text:style-name="P18">2</text:p>
          </table:table-cell>
          <table:table-cell table:style-name="Anforderungen.G38" office:value-type="string">
            <text:p text:style-name="P18">USP und sehr bequem für junge Kunden!!</text:p>
          </table:table-cell>
        </table:table-row>
        <table:table-row table:style-name="Anforderungen.7">
          <table:table-cell table:style-name="Anforderungen.A7" table:number-columns-spanned="7" office:value-type="string">
            <text:p text:style-name="P10">Schnelligkeit und Flexibilitä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38" office:value-type="string">
            <text:p text:style-name="P18">FastDelivery</text:p>
          </table:table-cell>
          <table:table-cell table:style-name="Anforderungen.B38" office:value-type="string">
            <text:p text:style-name="P18">Zustellung von Bestellgut wenn möglich noch am selben Tag − Zusammenarbeit mit schweizweit oder lokal/regional flächendeckenden Kurierdiensten wie z. B. einem Pizzadienst?</text:p>
          </table:table-cell>
          <table:table-cell table:style-name="Anforderungen.C38" office:value-type="string">
            <text:p text:style-name="P18">proposed</text:p>
          </table:table-cell>
          <table:table-cell table:style-name="Anforderungen.D38" office:value-type="string">
            <text:p text:style-name="P18">1</text:p>
          </table:table-cell>
          <table:table-cell table:style-name="Anforderungen.E38" office:value-type="string">
            <text:p text:style-name="P18">Rille</text:p>
          </table:table-cell>
          <table:table-cell table:style-name="Anforderungen.F38" office:value-type="string">
            <text:p text:style-name="P18">3</text:p>
          </table:table-cell>
          <table:table-cell table:style-name="Anforderungen.G38" office:value-type="string">
            <text:p text:style-name="P18">USP und damit die Kunden bei der Stange bleiben.</text:p>
          </table:table-cell>
        </table:table-row>
        <table:table-row>
          <table:table-cell table:style-name="Anforderungen.A38" office:value-type="string">
            <text:p text:style-name="P18">Bestätigungs-Email</text:p>
          </table:table-cell>
          <table:table-cell table:style-name="Anforderungen.B38" office:value-type="string">
            <text:p text:style-name="P18">Gleich nach Erhalt einer Bestellung bekommt der Besteller eine email-Bestätigung zugesandt.</text:p>
          </table:table-cell>
          <table:table-cell table:style-name="Anforderungen.C38" office:value-type="string">
            <text:p text:style-name="P18">proposed</text:p>
          </table:table-cell>
          <table:table-cell table:style-name="Anforderungen.D38" office:value-type="string">
            <text:p text:style-name="P18">1</text:p>
          </table:table-cell>
          <table:table-cell table:style-name="Anforderungen.E38" office:value-type="string">
            <text:p text:style-name="P18">Rille</text:p>
          </table:table-cell>
          <table:table-cell table:style-name="Anforderungen.F38" office:value-type="string">
            <text:p text:style-name="P18">1</text:p>
          </table:table-cell>
          <table:table-cell table:style-name="Anforderungen.G38" office:value-type="string">
            <text:p text:style-name="P18">State-of-the-Art ➔ Mussanforderung</text:p>
          </table:table-cell>
        </table:table-row>
        <text:soft-page-break/>
        <table:table-row>
          <table:table-cell table:style-name="Anforderungen.A38" office:value-type="string">
            <text:p text:style-name="P18">TuneSearch</text:p>
          </table:table-cell>
          <table:table-cell table:style-name="Anforderungen.B38" office:value-type="string">
            <text:p text:style-name="P18">Suchfunktionalität auch nach Melodien</text:p>
          </table:table-cell>
          <table:table-cell table:style-name="Anforderungen.C38" office:value-type="string">
            <text:p text:style-name="P18">proposed</text:p>
          </table:table-cell>
          <table:table-cell table:style-name="Anforderungen.D38" office:value-type="string">
            <text:p text:style-name="P18">1</text:p>
          </table:table-cell>
          <table:table-cell table:style-name="Anforderungen.E38" office:value-type="string">
            <text:p text:style-name="P18">Rille</text:p>
          </table:table-cell>
          <table:table-cell table:style-name="Anforderungen.F38" office:value-type="string">
            <text:p text:style-name="P18">3</text:p>
          </table:table-cell>
          <table:table-cell table:style-name="Anforderungen.G38" office:value-type="string">
            <text:p text:style-name="P18">USP und sehr bequem für alle Kunden!!</text:p>
          </table:table-cell>
        </table:table-row>
        <table:table-row table:style-name="Anforderungen.7">
          <table:table-cell table:style-name="Anforderungen.A7" table:number-columns-spanned="7" office:value-type="string">
            <text:p text:style-name="P10">Aktuelles und umfangreiches Lag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38" office:value-type="string">
            <text:p text:style-name="P19">Download</text:p>
          </table:table-cell>
          <table:table-cell table:style-name="Anforderungen.B38" office:value-type="string">
            <text:p text:style-name="P19">Der Shop bietet nicht nur die klassischen Tonträger an, sondern auch Songs zum Herunterladen</text:p>
          </table:table-cell>
          <table:table-cell table:style-name="Anforderungen.C38" office:value-type="string">
            <text:p text:style-name="P19"><text:span text:style-name="T3">p</text:span>roposed</text:p>
          </table:table-cell>
          <table:table-cell table:style-name="Anforderungen.D38" office:value-type="string">
            <text:p text:style-name="P19">1</text:p>
          </table:table-cell>
          <table:table-cell table:style-name="Anforderungen.E38" office:value-type="string">
            <text:p text:style-name="P19">Rille</text:p>
          </table:table-cell>
          <table:table-cell table:style-name="Anforderungen.F38" office:value-type="string">
            <text:p text:style-name="P19">3</text:p>
          </table:table-cell>
          <table:table-cell table:style-name="Anforderungen.G38" office:value-type="string">
            <text:p text:style-name="P19">USP − jede Kundengruppe wird damit bedient.</text:p>
          </table:table-cell>
        </table:table-row>
        <table:table-row table:style-name="Anforderungen.7">
          <table:table-cell table:style-name="Anforderungen.A7" table:number-columns-spanned="7" office:value-type="string">
            <text:p text:style-name="P10">Anforderungen an das Projek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38" office:value-type="string">
            <text:p text:style-name="P20">TimeToMarket</text:p>
          </table:table-cell>
          <table:table-cell table:style-name="Anforderungen.B38" office:value-type="string">
            <text:p text:style-name="P20">Der WebShop muss innert sechs Monaten am Markt sein</text:p>
          </table:table-cell>
          <table:table-cell table:style-name="Anforderungen.C38" office:value-type="string">
            <text:p text:style-name="P20">proposed</text:p>
          </table:table-cell>
          <table:table-cell table:style-name="Anforderungen.D38" office:value-type="string">
            <text:p text:style-name="P20">1</text:p>
          </table:table-cell>
          <table:table-cell table:style-name="Anforderungen.E38" office:value-type="string">
            <text:p text:style-name="P20">Rille</text:p>
          </table:table-cell>
          <table:table-cell table:style-name="Anforderungen.F38" office:value-type="string">
            <text:p text:style-name="P20">2</text:p>
          </table:table-cell>
          <table:table-cell table:style-name="Anforderungen.G38" office:value-type="string">
            <text:p text:style-name="P20">Kundenrückgewinnung, Vermeidung weiteren Aderlasses</text:p>
          </table:table-cell>
        </table:table-row>
        <table:table-row table:style-name="Anforderungen.7">
          <table:table-cell table:style-name="Anforderungen.A7" table:number-columns-spanned="7" office:value-type="string">
            <text:p text:style-name="P10">Anforderung an den Betrieb des Webshops (fachlich und technisch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38" office:value-type="string">
            <text:p text:style-name="P21">mySwiss</text:p>
          </table:table-cell>
          <table:table-cell table:style-name="Anforderungen.B38" office:value-type="string">
            <text:p text:style-name="P21">Bestellungen/Versand zunächst nur innerhalb CH</text:p>
          </table:table-cell>
          <table:table-cell table:style-name="Anforderungen.C38" office:value-type="string">
            <text:p text:style-name="P21">proposed</text:p>
          </table:table-cell>
          <table:table-cell table:style-name="Anforderungen.D38" office:value-type="string">
            <text:p text:style-name="P21">1</text:p>
          </table:table-cell>
          <table:table-cell table:style-name="Anforderungen.E38" office:value-type="string">
            <text:p text:style-name="P21">Rille</text:p>
          </table:table-cell>
          <table:table-cell table:style-name="Anforderungen.F38" office:value-type="string">
            <text:p text:style-name="P21">1</text:p>
          </table:table-cell>
          <table:table-cell table:style-name="Anforderungen.G38" office:value-type="string">
            <text:p text:style-name="P21">Spricht heimatverbundene Kunden an</text:p>
          </table:table-cell>
        </table:table-row>
        <table:table-row>
          <table:table-cell table:style-name="Anforderungen.A38" office:value-type="string">
            <text:p text:style-name="P22">WebShop-Knowhow</text:p>
          </table:table-cell>
          <table:table-cell table:style-name="Anforderungen.B38" office:value-type="string">
            <text:p text:style-name="P23">Kein WebShop-Knowhow bei den „Schweizer Rillen“, sondern ein Wartungsvertrag mit einem Dienstleister</text:p>
          </table:table-cell>
          <table:table-cell table:style-name="Anforderungen.C38" office:value-type="string">
            <text:p text:style-name="P21">proposed</text:p>
          </table:table-cell>
          <table:table-cell table:style-name="Anforderungen.D38" office:value-type="string">
            <text:p text:style-name="P21">1</text:p>
          </table:table-cell>
          <table:table-cell table:style-name="Anforderungen.E38" office:value-type="string">
            <text:p text:style-name="P21">Rille</text:p>
          </table:table-cell>
          <table:table-cell table:style-name="Anforderungen.F38" office:value-type="string">
            <text:p text:style-name="P21">1</text:p>
          </table:table-cell>
          <table:table-cell table:style-name="Anforderungen.G38" office:value-type="string">
            <text:p text:style-name="P24">Klare Trennung der Verantwortlichkeiten, einfachere Organisation</text:p>
          </table:table-cell>
        </table:table-row>
        <table:table-row>
          <table:table-cell table:style-name="Anforderungen.A38" office:value-type="string">
            <text:p text:style-name="P25">Inkasso</text:p>
          </table:table-cell>
          <table:table-cell table:style-name="Anforderungen.B38" office:value-type="string">
            <text:p text:style-name="P25">Die „Schweizer Rillen“ sind zu klein für ein eigenes Inkasso ➔ bei notorischen Nichtzahlern Inkassobüro beauftragen ➔ Vertrag nötig, kostet Geld</text:p>
          </table:table-cell>
          <table:table-cell table:style-name="Anforderungen.C38" office:value-type="string">
            <text:p text:style-name="P21">proposed</text:p>
          </table:table-cell>
          <table:table-cell table:style-name="Anforderungen.D38" office:value-type="string">
            <text:p text:style-name="P21">1</text:p>
          </table:table-cell>
          <table:table-cell table:style-name="Anforderungen.E38" office:value-type="string">
            <text:p text:style-name="P21">Rille</text:p>
          </table:table-cell>
          <table:table-cell table:style-name="Anforderungen.F38" office:value-type="string">
            <text:p text:style-name="P21">1</text:p>
          </table:table-cell>
          <table:table-cell table:style-name="Anforderungen.G38" office:value-type="string">
            <text:p text:style-name="P26">Muss-Anforderung, sonst wären wir überfordert</text:p>
          </table:table-cell>
        </table:table-row>
        <text:soft-page-break/>
        <table:table-row>
          <table:table-cell table:style-name="Anforderungen.A38" office:value-type="string">
            <text:p text:style-name="P27">Integration</text:p>
          </table:table-cell>
          <table:table-cell table:style-name="Anforderungen.B38" office:value-type="string">
            <text:p text:style-name="P27">Der Shop ist optimal mit dem bestehenden ERP-System integriert.</text:p>
          </table:table-cell>
          <table:table-cell table:style-name="Anforderungen.C38" office:value-type="string">
            <text:p text:style-name="P21">proposed</text:p>
          </table:table-cell>
          <table:table-cell table:style-name="Anforderungen.D38" office:value-type="string">
            <text:p text:style-name="P21">1</text:p>
          </table:table-cell>
          <table:table-cell table:style-name="Anforderungen.E38" office:value-type="string">
            <text:p text:style-name="P27">Milanesi</text:p>
          </table:table-cell>
          <table:table-cell table:style-name="Anforderungen.F38" office:value-type="string">
            <text:p text:style-name="P21">1</text:p>
          </table:table-cell>
          <table:table-cell table:style-name="Anforderungen.G38" office:value-type="string">
            <text:p text:style-name="P27">Enorme Arbeitsersparnis</text:p>
          </table:table-cell>
        </table:table-row>
        <table:table-row table:style-name="Anforderungen.7">
          <table:table-cell table:style-name="Anforderungen.A7" table:number-columns-spanned="7" office:value-type="string">
            <text:p text:style-name="P10">Geschäftlicher Mehrwer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38" office:value-type="string">
            <text:p text:style-name="P28">Cross-Selling</text:p>
          </table:table-cell>
          <table:table-cell table:style-name="Anforderungen.B38" office:value-type="string">
            <text:p text:style-name="P28">Das System bietet bei Bestellung eines Artikels gleich noch verwandte Artikel mit an (CD-Regale beim Kauf von CDs etc.)</text:p>
          </table:table-cell>
          <table:table-cell table:style-name="Anforderungen.C38" office:value-type="string">
            <text:p text:style-name="P28">proposed</text:p>
          </table:table-cell>
          <table:table-cell table:style-name="Anforderungen.D38" office:value-type="string">
            <text:p text:style-name="P28">3</text:p>
          </table:table-cell>
          <table:table-cell table:style-name="Anforderungen.E38" office:value-type="string">
            <text:p text:style-name="P28">Seller</text:p>
          </table:table-cell>
          <table:table-cell table:style-name="Anforderungen.F38" office:value-type="string">
            <text:p text:style-name="P28">2</text:p>
          </table:table-cell>
          <table:table-cell table:style-name="Anforderungen.G38" office:value-type="string">
            <text:p text:style-name="P28">Erhebliche Absatz-Steigerung (bekannt von anderen www-Händlern)</text:p>
          </table:table-cell>
        </table:table-row>
        <table:table-row table:style-name="Anforderungen.7">
          <table:table-cell table:style-name="Anforderungen.A7" table:number-columns-spanned="7" office:value-type="string">
            <text:p text:style-name="P10">Sonstig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1" office:value-type="string">
            <text:p text:style-name="P29">Nahtlosigkeit</text:p>
          </table:table-cell>
          <table:table-cell table:style-name="Anforderungen.B41" office:value-type="string">
            <text:p text:style-name="P30">Der Betrieb des WebShops soll ohne Medienbrüche ablaufen (also z. B. keine getrennte Rechnungsstellung) und darf praktisch keine Ressourcen des Ladengeschäfts binden</text:p>
          </table:table-cell>
          <table:table-cell table:style-name="Anforderungen.C41" office:value-type="string">
            <text:p text:style-name="P31">proposed</text:p>
          </table:table-cell>
          <table:table-cell table:style-name="Anforderungen.D41" office:value-type="string">
            <text:p text:style-name="P31">2</text:p>
          </table:table-cell>
          <table:table-cell table:style-name="Anforderungen.E41" office:value-type="string">
            <text:p text:style-name="P31">Milanesi</text:p>
          </table:table-cell>
          <table:table-cell table:style-name="Anforderungen.F41" office:value-type="string">
            <text:p text:style-name="P31">2</text:p>
          </table:table-cell>
          <table:table-cell table:style-name="Anforderungen.G41" office:value-type="string">
            <text:p text:style-name="P31">Arbeitsersparnis, Vermeidung von Fehlern im Prozess</text:p>
          </table:table-cell>
        </table:table-row>
        <table:table-row>
          <table:table-cell table:style-name="Anforderungen.A41" office:value-type="string">
            <text:p text:style-name="P29">Digitalität</text:p>
          </table:table-cell>
          <table:table-cell table:style-name="Anforderungen.B41" office:value-type="string">
            <text:p text:style-name="P30">Aller WebShop-Schriftverkehr muss rein digital erfolgen, kein Scan von Dokumenten o. ä.</text:p>
          </table:table-cell>
          <table:table-cell table:style-name="Anforderungen.C41" office:value-type="string">
            <text:p text:style-name="P31">proposed</text:p>
          </table:table-cell>
          <table:table-cell table:style-name="Anforderungen.D41" office:value-type="string">
            <text:p text:style-name="P31">2</text:p>
          </table:table-cell>
          <table:table-cell table:style-name="Anforderungen.E41" office:value-type="string">
            <text:p text:style-name="P31">Milanesi</text:p>
          </table:table-cell>
          <table:table-cell table:style-name="Anforderungen.F41" office:value-type="string">
            <text:p text:style-name="P31">2</text:p>
          </table:table-cell>
          <table:table-cell table:style-name="Anforderungen.G41" office:value-type="string">
            <text:p text:style-name="P31">Arbeitsersparnis, Vermeidung von Fehlern im Prozess</text:p>
          </table:table-cell>
        </table:table-row>
        <table:table-row>
          <table:table-cell table:style-name="Anforderungen.A42" office:value-type="string">
            <text:p text:style-name="P29">AGBs</text:p>
          </table:table-cell>
          <table:table-cell table:style-name="Anforderungen.B42" office:value-type="string">
            <text:p text:style-name="P30">Es müssen juristisch wasserdichte, auf den Webshop gemünzte AGBs ausgearbeitet werden.</text:p>
          </table:table-cell>
          <table:table-cell table:style-name="Anforderungen.C42" office:value-type="string">
            <text:p text:style-name="P31">proposed</text:p>
          </table:table-cell>
          <table:table-cell table:style-name="Anforderungen.D42" office:value-type="string">
            <text:p text:style-name="P32">1</text:p>
          </table:table-cell>
          <table:table-cell table:style-name="Anforderungen.E42" office:value-type="string">
            <text:p text:style-name="P32">Euler</text:p>
          </table:table-cell>
          <table:table-cell table:style-name="Anforderungen.F42" office:value-type="string">
            <text:p text:style-name="P32">1</text:p>
          </table:table-cell>
          <table:table-cell table:style-name="Anforderungen.G42" office:value-type="string">
            <text:p text:style-name="P32">Rechtliche Klarheit im Internet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" svg:font-family="'Courier New'"/>
    <style:font-face style:name="Palatino Linotype1" svg:font-family="'Palatino Linotype'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de" fo:country="CH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5.0591in" style:type="center"/>
          <style:tab-stop style:position="10.1181in" style:type="right"/>
        </style:tab-stops>
      </style:paragraph-properties>
      <style:text-properties fo:font-size="11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 style:writing-mode="page">
        <style:tab-stops>
          <style:tab-stop style:position="5.0591in" style:type="center"/>
          <style:tab-stop style:position="10.502in" style:type="right"/>
        </style:tab-stops>
      </style:paragraph-properties>
    </style:style>
    <style:style style:name="MP2" style:family="paragraph" style:parent-style-name="Footer">
      <style:paragraph-properties fo:padding="0.0201in" fo:border-left="none" fo:border-right="none" fo:border-top="0.06pt solid #000000" fo:border-bottom="none" style:shadow="none" style:writing-mode="page">
        <style:tab-stops>
          <style:tab-stop style:position="5.0591in" style:type="center"/>
          <style:tab-stop style:position="10.5091in" style:type="right"/>
        </style:tab-stops>
      </style:paragraph-properties>
      <style:text-properties officeooo:rsid="00060762" officeooo:paragraph-rsid="00060762"/>
    </style:style>
    <style:style style:name="MT1" style:family="text">
      <style:text-properties officeooo:rsid="0006076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1.8528in" svg:height="0.8402in" draw:z-index="0"><draw:image xlink:href="Pictures/10000201000004B00000022010C8227359F11150.png" xlink:type="simple" xlink:show="embed" xlink:actuate="onLoad"/><svg:title>https://upload.wikimedia.org/wikipedia/commons/thumb/1/1f/Hochschule_Luzern_Logo.svg/1200px-Hochschule_Luzern_Logo.svg.png</svg:title></draw:frame><text:tab/><text:tab/><text:span text:style-name="MT1">PM Basics</text:span></text:p>
      </style:header>
      <style:footer>
        <text:p text:style-name="MP2">SwissGrooves Anforderungen<text:tab/><text:tab/>Seite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9:10:55.528432695</meta:creation-date>
    <dc:date>2017-03-11T20:02:10.219378052</dc:date>
    <meta:editing-duration>PT50M59S</meta:editing-duration>
    <meta:editing-cycles>33</meta:editing-cycles>
    <meta:generator>LibreOffice/5.3.0.3$Linux_X86_64 LibreOffice_project/30m0$Build-3</meta:generator>
    <meta:document-statistic meta:table-count="1" meta:image-count="1" meta:object-count="0" meta:page-count="6" meta:paragraph-count="237" meta:word-count="872" meta:character-count="6230" meta:non-whitespace-character-count="5596"/>
  </office:meta>
</office:document-meta>
</file>